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style:protect="size"/>
    </style:style>
    <style:style style:name="gr14" style:family="graphic">
      <style:graphic-properties draw:fill="solid" draw:fill-color="#eeeeee" draw:textarea-horizontal-align="justify" draw:textarea-vertical-align="middle" draw:auto-grow-height="false"/>
    </style:style>
    <style:style style:name="gr15" style:family="graphic">
      <style:graphic-properties draw:fill="solid" draw:fill-color="#999999" draw:textarea-horizontal-align="justify" draw:textarea-vertical-align="middle" draw:auto-grow-height="false"/>
    </style:style>
    <style:style style:name="gr16" style:family="graphic">
      <style:graphic-properties draw:fill="solid" draw:fill-color="#eeeeee" draw:textarea-horizontal-align="justify" draw:textarea-vertical-align="middle" draw:auto-grow-height="false"/>
    </style:style>
    <style:style style:name="gr17" style:family="graphic">
      <style:graphic-properties draw:fill="solid" draw:fill-color="#999999" draw:textarea-horizontal-align="justify" draw:textarea-vertical-align="middle" draw:auto-grow-height="false"/>
    </style:style>
    <style:style style:name="gr18" style:family="graphic">
      <style:graphic-properties draw:fill="solid" draw:fill-color="#ffff66" draw:textarea-horizontal-align="justify" draw:textarea-vertical-align="middle" draw:auto-grow-height="false"/>
    </style:style>
    <style:style style:name="gr19" style:family="graphic">
      <style:graphic-properties draw:fill="solid" draw:fill-color="#99ff99" draw:textarea-horizontal-align="justify" draw:textarea-vertical-align="middle" draw:auto-grow-height="false"/>
    </style:style>
    <style:style style:name="gr20" style:family="graphic">
      <style:graphic-properties draw:fill="solid" draw:fill-color="#ffff66" draw:textarea-horizontal-align="justify" draw:textarea-vertical-align="middle" draw:auto-grow-height="false"/>
    </style:style>
    <style:style style:name="gr21" style:family="graphic">
      <style:graphic-properties draw:fill="solid" draw:fill-color="#99ff99" draw:textarea-horizontal-align="justify" draw:textarea-vertical-align="middle" draw:auto-grow-height="false"/>
    </style:style>
    <style:style style:name="gr22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23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color="#ff3333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color="#ff3333" fo:font-size="18pt"/>
    </style:style>
    <style:style style:name="P10" style:family="paragraph">
      <style:paragraph-properties fo:text-align="center"/>
      <style:text-properties fo:color="#ff3333" fo:font-size="18pt"/>
    </style:style>
    <style:style style:name="P11" style:family="paragraph">
      <style:paragraph-properties fo:text-align="center"/>
      <style:text-properties fo:color="#ff0000" fo:font-size="18pt"/>
    </style:style>
    <style:style style:name="P12" style:family="paragraph">
      <style:paragraph-properties fo:text-align="center"/>
      <style:text-properties fo:color="#ff0000"/>
    </style:style>
    <style:style style:name="T1" style:family="text">
      <style:text-properties fo:color="#ff3333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4" style:family="text">
      <style:text-properties fo:color="#ff3333" fo:font-size="24pt" style:font-size-asian="24pt" style:font-size-complex="24pt"/>
    </style:style>
    <style:style style:name="T5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1">Baseline</text:p>
          </draw:text-box>
        </draw:frame>
        <draw:custom-shape draw:style-name="gr1" draw:text-style-name="P2" draw:layer="layout" svg:width="3.556cm" svg:height="1.016cm" svg:x="1.8cm" svg:y="6.85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7.8cm" svg:y="6.85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.8cm" svg:y="11.35cm">
          <text:p text:style-name="P2">L1-0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6.4cm" svg:y="11.35cm">
          <text:p text:style-name="P2">L1-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0.58cm" svg:x="2.8cm" svg:y="11.95cm">
          <text:p text:style-name="P2">L1-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0.58cm" svg:x="6.4cm" svg:y="11.95cm">
          <text:p text:style-name="P2">L1-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72cm" svg:height="0.58cm" svg:x="10cm" svg:y="16.35cm">
          <text:p text:style-name="P2">L2-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272cm" svg:height="0.58cm" svg:x="10cm" svg:y="16.95cm">
          <text:p text:style-name="P2">L2-0</text:p>
          <draw:enhanced-geometry svg:viewBox="0 0 21600 21600" draw:type="rectangle" draw:enhanced-path="M 0 0 L 21600 0 21600 21600 0 21600 0 0 Z N"/>
        </draw:custom-shape>
        <draw:frame draw:style-name="gr9" draw:layer="layout" svg:width="2.286cm" svg:height="0.962cm" svg:x="2.762cm" svg:y="5.834cm">
          <draw:text-box>
            <text:p>L1-0</text:p>
          </draw:text-box>
        </draw:frame>
        <draw:frame draw:style-name="gr9" draw:layer="layout" svg:width="2.286cm" svg:height="0.962cm" svg:x="8.762cm" svg:y="5.834cm">
          <draw:text-box>
            <text:p>L1-1</text:p>
          </draw:text-box>
        </draw:frame>
        <draw:frame draw:style-name="gr9" draw:layer="layout" svg:width="2.286cm" svg:height="0.962cm" svg:x="16.662cm" svg:y="5.834cm">
          <draw:text-box>
            <text:p>L1-2</text:p>
          </draw:text-box>
        </draw:frame>
        <draw:frame draw:style-name="gr9" draw:layer="layout" svg:width="2.286cm" svg:height="0.962cm" svg:x="22.662cm" svg:y="5.834cm">
          <draw:text-box>
            <text:p>L1-3</text:p>
          </draw:text-box>
        </draw:frame>
        <draw:frame draw:style-name="gr9" draw:layer="layout" svg:width="2.286cm" svg:height="0.962cm" svg:x="15.262cm" svg:y="10.834cm">
          <draw:text-box>
            <text:p>L2-1</text:p>
          </draw:text-box>
        </draw:frame>
        <draw:frame draw:style-name="gr9" draw:layer="layout" svg:width="2.286cm" svg:height="0.962cm" svg:x="0.762cm" svg:y="10.334cm">
          <draw:text-box>
            <text:p>L2-0</text:p>
          </draw:text-box>
        </draw:frame>
        <draw:frame draw:style-name="gr9" draw:layer="layout" svg:width="2.286cm" svg:height="0.962cm" svg:x="12.762cm" svg:y="17.834cm">
          <draw:text-box>
            <text:p>MM</text:p>
          </draw:text-box>
        </draw:frame>
        <draw:custom-shape draw:style-name="gr10" draw:text-style-name="P2" draw:layer="layout" svg:width="1.684cm" svg:height="1.016cm" svg:x="10cm" svg:y="10.35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684cm" svg:height="1.016cm" svg:x="17.3cm" svg:y="15.35cm">
          <text:p text:style-name="P2">E</text:p>
          <draw:enhanced-geometry svg:viewBox="0 0 21600 21600" draw:type="rectangle" draw:enhanced-path="M 0 0 L 21600 0 21600 21600 0 21600 0 0 Z N"/>
        </draw:custom-shape>
        <draw:frame draw:style-name="gr12" draw:layer="layout" svg:width="2.369cm" svg:height="0.962cm" svg:x="7.526cm" svg:y="16.826cm">
          <draw:text-box>
            <text:p>Owner</text:p>
          </draw:text-box>
        </draw:frame>
        <draw:frame draw:style-name="gr12" draw:layer="layout" svg:width="2.403cm" svg:height="0.962cm" svg:x="7.527cm" svg:y="16.226cm">
          <draw:text-box>
            <text:p>Sharer</text:p>
          </draw:text-box>
        </draw:frame>
        <draw:frame draw:style-name="gr12" draw:layer="layout" svg:width="2.369cm" svg:height="0.962cm" svg:x="0.526cm" svg:y="11.826cm">
          <draw:text-box>
            <text:p>Owner</text:p>
          </draw:text-box>
        </draw:frame>
        <draw:frame draw:style-name="gr12" draw:layer="layout" svg:width="2.403cm" svg:height="0.962cm" svg:x="0.527cm" svg:y="11.226cm">
          <draw:text-box>
            <text:p>Sharer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1">1 - Load</text:p>
          </draw:text-box>
        </draw:frame>
        <draw:custom-shape draw:style-name="gr14" draw:text-style-name="P3" draw:layer="Layout" svg:width="3.556cm" svg:height="1.016cm" svg:x="1.8cm" svg:y="6.85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556cm" svg:height="1.016cm" svg:x="7.8cm" svg:y="6.85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2.8cm" svg:y="11.35cm">
          <text:p text:style-name="P3">L1-0<text:tab/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6.4cm" svg:y="11.3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2.8cm" svg:y="11.95cm">
          <text:p text:style-name="P3">L1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6.4cm" svg:y="11.9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272cm" svg:height="0.58cm" svg:x="10cm" svg:y="16.35cm">
          <text:p text:style-name="P3">L2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272cm" svg:height="0.58cm" svg:x="10cm" svg:y="16.95cm">
          <text:p text:style-name="P3">L2-0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0.962cm" svg:x="2.762cm" svg:y="5.834cm">
          <draw:text-box>
            <text:p text:style-name="P4">L1-0</text:p>
          </draw:text-box>
        </draw:frame>
        <draw:frame draw:style-name="gr9" draw:text-style-name="P4" draw:layer="layout" svg:width="2.286cm" svg:height="0.962cm" svg:x="8.762cm" svg:y="5.834cm">
          <draw:text-box>
            <text:p text:style-name="P4">L1-1</text:p>
          </draw:text-box>
        </draw:frame>
        <draw:frame draw:style-name="gr9" draw:text-style-name="P4" draw:layer="layout" svg:width="2.286cm" svg:height="0.962cm" svg:x="16.662cm" svg:y="5.834cm">
          <draw:text-box>
            <text:p text:style-name="P4">L1-2</text:p>
          </draw:text-box>
        </draw:frame>
        <draw:frame draw:style-name="gr9" draw:text-style-name="P4" draw:layer="layout" svg:width="2.286cm" svg:height="0.962cm" svg:x="22.662cm" svg:y="5.834cm">
          <draw:text-box>
            <text:p text:style-name="P4">L1-3</text:p>
          </draw:text-box>
        </draw:frame>
        <draw:frame draw:style-name="gr9" draw:text-style-name="P4" draw:layer="layout" svg:width="2.286cm" svg:height="0.962cm" svg:x="15.262cm" svg:y="10.834cm">
          <draw:text-box>
            <text:p text:style-name="P4">L2-1</text:p>
          </draw:text-box>
        </draw:frame>
        <draw:frame draw:style-name="gr9" draw:text-style-name="P4" draw:layer="layout" svg:width="2.286cm" svg:height="0.962cm" svg:x="0.762cm" svg:y="10.334cm">
          <draw:text-box>
            <text:p text:style-name="P4">L2-0</text:p>
          </draw:text-box>
        </draw:frame>
        <draw:frame draw:style-name="gr9" draw:text-style-name="P4" draw:layer="layout" svg:width="2.286cm" svg:height="0.962cm" svg:x="12.762cm" svg:y="17.834cm">
          <draw:text-box>
            <text:p text:style-name="P4">MM</text:p>
          </draw:text-box>
        </draw:frame>
        <draw:custom-shape draw:style-name="gr22" draw:text-style-name="P3" draw:layer="Layout" svg:width="1.684cm" svg:height="1.016cm" svg:x="10cm" svg:y="10.35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369cm" svg:height="0.962cm" svg:x="7.526cm" svg:y="16.826cm">
          <draw:text-box>
            <text:p text:style-name="P4">Owner</text:p>
          </draw:text-box>
        </draw:frame>
        <draw:frame draw:style-name="gr12" draw:text-style-name="P4" draw:layer="layout" svg:width="2.403cm" svg:height="0.962cm" svg:x="7.527cm" svg:y="16.226cm">
          <draw:text-box>
            <text:p text:style-name="P4">Sharer</text:p>
          </draw:text-box>
        </draw:frame>
        <draw:frame draw:style-name="gr12" draw:text-style-name="P4" draw:layer="layout" svg:width="2.369cm" svg:height="0.962cm" svg:x="0.526cm" svg:y="11.826cm">
          <draw:text-box>
            <text:p text:style-name="P4">Owner</text:p>
          </draw:text-box>
        </draw:frame>
        <draw:frame draw:style-name="gr12" draw:text-style-name="P4" draw:layer="layout" svg:width="2.403cm" svg:height="0.962cm" svg:x="0.527cm" svg:y="11.226cm">
          <draw:text-box>
            <text:p text:style-name="P4">Sharer</text:p>
          </draw:text-box>
        </draw:frame>
        <draw:line draw:style-name="gr24" draw:text-style-name="P2" draw:layer="layout" svg:x1="16.51cm" svg:y1="5.334cm" svg:x2="16.51cm" svg:y2="6.85cm">
          <text:p text:style-name="P2"/>
        </draw:line>
        <draw:frame draw:style-name="gr9" draw:text-style-name="P5" draw:layer="layout" svg:width="2.032cm" svg:height="0.962cm" svg:x="14.37cm" svg:y="5.588cm">
          <draw:text-box>
            <text:p text:style-name="P5"><text:span text:style-name="T1">Load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 text:style-name="P1">1 - Load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 text:style-name="P7"><text:span text:style-name="T2">2- Rx L1-2 to L2-1</text:span><text:span text:style-name="T2"><text:line-break/></text:span><text:span text:style-name="T2">(L2-1 subblocks have no owner and sharers – sanity check)</text:span></text:p>
          </draw:text-box>
        </draw:frame>
        <draw:custom-shape draw:style-name="gr14" draw:text-style-name="P3" draw:layer="Layout" svg:width="3.556cm" svg:height="1.016cm" svg:x="1.8cm" svg:y="6.85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556cm" svg:height="1.016cm" svg:x="7.8cm" svg:y="6.85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2.8cm" svg:y="11.35cm">
          <text:p text:style-name="P3">L1-0<text:tab/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6.4cm" svg:y="11.3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2.8cm" svg:y="11.95cm">
          <text:p text:style-name="P3">L1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6.4cm" svg:y="11.9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272cm" svg:height="0.58cm" svg:x="10cm" svg:y="16.35cm">
          <text:p text:style-name="P3">L2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272cm" svg:height="0.58cm" svg:x="10cm" svg:y="16.95cm">
          <text:p text:style-name="P3">L2-0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0.962cm" svg:x="2.762cm" svg:y="5.834cm">
          <draw:text-box>
            <text:p text:style-name="P4">L1-0</text:p>
          </draw:text-box>
        </draw:frame>
        <draw:frame draw:style-name="gr9" draw:text-style-name="P4" draw:layer="layout" svg:width="2.286cm" svg:height="0.962cm" svg:x="8.762cm" svg:y="5.834cm">
          <draw:text-box>
            <text:p text:style-name="P4">L1-1</text:p>
          </draw:text-box>
        </draw:frame>
        <draw:frame draw:style-name="gr9" draw:text-style-name="P4" draw:layer="layout" svg:width="2.286cm" svg:height="0.962cm" svg:x="16.662cm" svg:y="5.834cm">
          <draw:text-box>
            <text:p text:style-name="P4">L1-2</text:p>
          </draw:text-box>
        </draw:frame>
        <draw:frame draw:style-name="gr9" draw:text-style-name="P4" draw:layer="layout" svg:width="2.286cm" svg:height="0.962cm" svg:x="22.662cm" svg:y="5.834cm">
          <draw:text-box>
            <text:p text:style-name="P4">L1-3</text:p>
          </draw:text-box>
        </draw:frame>
        <draw:frame draw:style-name="gr9" draw:text-style-name="P4" draw:layer="layout" svg:width="2.286cm" svg:height="0.962cm" svg:x="15.262cm" svg:y="10.834cm">
          <draw:text-box>
            <text:p text:style-name="P4">L2-1</text:p>
          </draw:text-box>
        </draw:frame>
        <draw:frame draw:style-name="gr9" draw:text-style-name="P4" draw:layer="layout" svg:width="2.286cm" svg:height="0.962cm" svg:x="0.762cm" svg:y="10.334cm">
          <draw:text-box>
            <text:p text:style-name="P4">L2-0</text:p>
          </draw:text-box>
        </draw:frame>
        <draw:frame draw:style-name="gr9" draw:text-style-name="P4" draw:layer="layout" svg:width="2.286cm" svg:height="0.962cm" svg:x="12.762cm" svg:y="17.834cm">
          <draw:text-box>
            <text:p text:style-name="P4">MM</text:p>
          </draw:text-box>
        </draw:frame>
        <draw:custom-shape draw:style-name="gr22" draw:text-style-name="P3" draw:layer="Layout" svg:width="1.684cm" svg:height="1.016cm" svg:x="10cm" svg:y="10.35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369cm" svg:height="0.962cm" svg:x="7.526cm" svg:y="16.826cm">
          <draw:text-box>
            <text:p text:style-name="P4">Owner</text:p>
          </draw:text-box>
        </draw:frame>
        <draw:frame draw:style-name="gr12" draw:text-style-name="P4" draw:layer="layout" svg:width="2.403cm" svg:height="0.962cm" svg:x="7.527cm" svg:y="16.226cm">
          <draw:text-box>
            <text:p text:style-name="P4">Sharer</text:p>
          </draw:text-box>
        </draw:frame>
        <draw:frame draw:style-name="gr12" draw:text-style-name="P4" draw:layer="layout" svg:width="2.369cm" svg:height="0.962cm" svg:x="0.526cm" svg:y="11.826cm">
          <draw:text-box>
            <text:p text:style-name="P4">Owner</text:p>
          </draw:text-box>
        </draw:frame>
        <draw:frame draw:style-name="gr12" draw:text-style-name="P4" draw:layer="layout" svg:width="2.403cm" svg:height="0.962cm" svg:x="0.527cm" svg:y="11.226cm">
          <draw:text-box>
            <text:p text:style-name="P4">Sharer</text:p>
          </draw:text-box>
        </draw:frame>
        <draw:line draw:style-name="gr24" draw:text-style-name="P2" draw:layer="layout" svg:x1="16.51cm" svg:y1="5.334cm" svg:x2="16.51cm" svg:y2="6.85cm">
          <text:p/>
        </draw:line>
        <draw:frame draw:style-name="gr9" draw:text-style-name="P9" draw:layer="layout" svg:width="2.686cm" svg:height="0.962cm" svg:x="13.716cm" svg:y="5.588cm">
          <draw:text-box>
            <text:p text:style-name="P9"><text:span text:style-name="T1">1) Load</text:span></text:p>
          </draw:text-box>
        </draw:frame>
        <draw:line draw:style-name="gr25" draw:text-style-name="P2" draw:layer="layout" svg:x1="17.272cm" svg:y1="8.128cm" svg:x2="18.796cm" svg:y2="10.16cm">
          <text:p/>
        </draw:line>
        <draw:frame draw:style-name="gr9" draw:text-style-name="P9" draw:layer="layout" svg:width="2.032cm" svg:height="0.962cm" svg:x="15.07cm" svg:y="8.588cm">
          <draw:text-box>
            <text:p text:style-name="P9"><text:span text:style-name="T1">2) Rx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4" draw:text-style-name="P3" draw:layer="Layout" svg:width="3.556cm" svg:height="1.016cm" svg:x="1.8cm" svg:y="6.85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556cm" svg:height="1.016cm" svg:x="7.8cm" svg:y="6.85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2.8cm" svg:y="11.35cm">
          <text:p text:style-name="P3">L1-0<text:tab/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6.4cm" svg:y="11.3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2.8cm" svg:y="11.95cm">
          <text:p text:style-name="P3">L1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6.4cm" svg:y="11.9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272cm" svg:height="0.58cm" svg:x="10cm" svg:y="16.35cm">
          <text:p text:style-name="P3">L2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272cm" svg:height="0.58cm" svg:x="10cm" svg:y="16.95cm">
          <text:p text:style-name="P3">L2-0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0.962cm" svg:x="2.762cm" svg:y="5.834cm">
          <draw:text-box>
            <text:p text:style-name="P4">L1-0</text:p>
          </draw:text-box>
        </draw:frame>
        <draw:frame draw:style-name="gr9" draw:text-style-name="P4" draw:layer="layout" svg:width="2.286cm" svg:height="0.962cm" svg:x="8.762cm" svg:y="5.834cm">
          <draw:text-box>
            <text:p text:style-name="P4">L1-1</text:p>
          </draw:text-box>
        </draw:frame>
        <draw:frame draw:style-name="gr9" draw:text-style-name="P4" draw:layer="layout" svg:width="2.286cm" svg:height="0.962cm" svg:x="16.662cm" svg:y="5.834cm">
          <draw:text-box>
            <text:p text:style-name="P4">L1-2</text:p>
          </draw:text-box>
        </draw:frame>
        <draw:frame draw:style-name="gr9" draw:text-style-name="P4" draw:layer="layout" svg:width="2.286cm" svg:height="0.962cm" svg:x="22.662cm" svg:y="5.834cm">
          <draw:text-box>
            <text:p text:style-name="P4">L1-3</text:p>
          </draw:text-box>
        </draw:frame>
        <draw:frame draw:style-name="gr9" draw:text-style-name="P4" draw:layer="layout" svg:width="2.286cm" svg:height="0.962cm" svg:x="15.262cm" svg:y="10.834cm">
          <draw:text-box>
            <text:p text:style-name="P4">L2-1</text:p>
          </draw:text-box>
        </draw:frame>
        <draw:frame draw:style-name="gr9" draw:text-style-name="P4" draw:layer="layout" svg:width="2.286cm" svg:height="0.962cm" svg:x="0.762cm" svg:y="10.334cm">
          <draw:text-box>
            <text:p text:style-name="P4">L2-0</text:p>
          </draw:text-box>
        </draw:frame>
        <draw:frame draw:style-name="gr9" draw:text-style-name="P4" draw:layer="layout" svg:width="2.286cm" svg:height="0.962cm" svg:x="12.762cm" svg:y="17.834cm">
          <draw:text-box>
            <text:p text:style-name="P4">MM</text:p>
          </draw:text-box>
        </draw:frame>
        <draw:custom-shape draw:style-name="gr22" draw:text-style-name="P3" draw:layer="Layout" svg:width="1.684cm" svg:height="1.016cm" svg:x="10cm" svg:y="10.35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369cm" svg:height="0.962cm" svg:x="7.526cm" svg:y="16.826cm">
          <draw:text-box>
            <text:p text:style-name="P4">Owner</text:p>
          </draw:text-box>
        </draw:frame>
        <draw:frame draw:style-name="gr12" draw:text-style-name="P4" draw:layer="layout" svg:width="2.403cm" svg:height="0.962cm" svg:x="7.527cm" svg:y="16.226cm">
          <draw:text-box>
            <text:p text:style-name="P4">Sharer</text:p>
          </draw:text-box>
        </draw:frame>
        <draw:frame draw:style-name="gr12" draw:text-style-name="P4" draw:layer="layout" svg:width="2.369cm" svg:height="0.962cm" svg:x="0.526cm" svg:y="11.826cm">
          <draw:text-box>
            <text:p text:style-name="P4">Owner</text:p>
          </draw:text-box>
        </draw:frame>
        <draw:frame draw:style-name="gr12" draw:text-style-name="P4" draw:layer="layout" svg:width="2.403cm" svg:height="0.962cm" svg:x="0.527cm" svg:y="11.226cm">
          <draw:text-box>
            <text:p text:style-name="P4">Sharer</text:p>
          </draw:text-box>
        </draw:frame>
        <draw:line draw:style-name="gr24" draw:text-style-name="P2" draw:layer="layout" svg:x1="16.51cm" svg:y1="5.334cm" svg:x2="16.51cm" svg:y2="6.85cm">
          <text:p/>
        </draw:line>
        <draw:frame draw:style-name="gr9" draw:text-style-name="P9" draw:layer="layout" svg:width="2.686cm" svg:height="0.962cm" svg:x="13.716cm" svg:y="5.588cm">
          <draw:text-box>
            <text:p text:style-name="P9"><text:span text:style-name="T1">1) Load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 text:style-name="P1">3- Rx L2-1 to MM</text:p>
          </draw:text-box>
        </draw:frame>
        <draw:line draw:style-name="gr25" draw:text-style-name="P2" draw:layer="layout" svg:x1="17.272cm" svg:y1="8.128cm" svg:x2="18.796cm" svg:y2="10.16cm">
          <text:p/>
        </draw:line>
        <draw:frame draw:style-name="gr9" draw:text-style-name="P9" draw:layer="layout" svg:width="2.032cm" svg:height="0.962cm" svg:x="15.07cm" svg:y="8.588cm">
          <draw:text-box>
            <text:p text:style-name="P9"><text:span text:style-name="T1">2) Rx</text:span></text:p>
          </draw:text-box>
        </draw:frame>
        <draw:line draw:style-name="gr25" draw:text-style-name="P2" draw:layer="layout" svg:x1="18.812cm" svg:y1="12.954cm" svg:x2="15.796cm" svg:y2="15.16cm">
          <text:p/>
        </draw:line>
        <draw:frame draw:style-name="gr9" draw:text-style-name="P9" draw:layer="layout" svg:width="2.032cm" svg:height="0.962cm" svg:x="18.07cm" svg:y="13.588cm">
          <draw:text-box>
            <text:p text:style-name="P9"><text:span text:style-name="T1">3) Rx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4" draw:text-style-name="P3" draw:layer="Layout" svg:width="3.556cm" svg:height="1.016cm" svg:x="1.8cm" svg:y="6.85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556cm" svg:height="1.016cm" svg:x="7.8cm" svg:y="6.85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2.8cm" svg:y="11.35cm">
          <text:p text:style-name="P3">L1-0<text:tab/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6.4cm" svg:y="11.3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2.8cm" svg:y="11.95cm">
          <text:p text:style-name="P3">L1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6.4cm" svg:y="11.9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272cm" svg:height="0.58cm" svg:x="10cm" svg:y="16.35cm">
          <text:p text:style-name="P3">L2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272cm" svg:height="0.58cm" svg:x="10cm" svg:y="16.95cm">
          <text:p text:style-name="P3">L2-0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0.962cm" svg:x="2.762cm" svg:y="5.834cm">
          <draw:text-box>
            <text:p text:style-name="P4">L1-0</text:p>
          </draw:text-box>
        </draw:frame>
        <draw:frame draw:style-name="gr9" draw:text-style-name="P4" draw:layer="layout" svg:width="2.286cm" svg:height="0.962cm" svg:x="8.762cm" svg:y="5.834cm">
          <draw:text-box>
            <text:p text:style-name="P4">L1-1</text:p>
          </draw:text-box>
        </draw:frame>
        <draw:frame draw:style-name="gr9" draw:text-style-name="P4" draw:layer="layout" svg:width="2.286cm" svg:height="0.962cm" svg:x="16.662cm" svg:y="5.834cm">
          <draw:text-box>
            <text:p text:style-name="P4">L1-2</text:p>
          </draw:text-box>
        </draw:frame>
        <draw:frame draw:style-name="gr9" draw:text-style-name="P4" draw:layer="layout" svg:width="2.286cm" svg:height="0.962cm" svg:x="22.662cm" svg:y="5.834cm">
          <draw:text-box>
            <text:p text:style-name="P4">L1-3</text:p>
          </draw:text-box>
        </draw:frame>
        <draw:frame draw:style-name="gr9" draw:text-style-name="P4" draw:layer="layout" svg:width="2.286cm" svg:height="0.962cm" svg:x="15.262cm" svg:y="10.834cm">
          <draw:text-box>
            <text:p text:style-name="P4">L2-1</text:p>
          </draw:text-box>
        </draw:frame>
        <draw:frame draw:style-name="gr9" draw:text-style-name="P4" draw:layer="layout" svg:width="2.286cm" svg:height="0.962cm" svg:x="0.762cm" svg:y="10.334cm">
          <draw:text-box>
            <text:p text:style-name="P4">L2-0</text:p>
          </draw:text-box>
        </draw:frame>
        <draw:frame draw:style-name="gr9" draw:text-style-name="P4" draw:layer="layout" svg:width="2.286cm" svg:height="0.962cm" svg:x="12.762cm" svg:y="17.834cm">
          <draw:text-box>
            <text:p text:style-name="P4">MM</text:p>
          </draw:text-box>
        </draw:frame>
        <draw:custom-shape draw:style-name="gr22" draw:text-style-name="P3" draw:layer="Layout" svg:width="1.684cm" svg:height="1.016cm" svg:x="10cm" svg:y="10.35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369cm" svg:height="0.962cm" svg:x="7.526cm" svg:y="16.826cm">
          <draw:text-box>
            <text:p text:style-name="P4">Owner</text:p>
          </draw:text-box>
        </draw:frame>
        <draw:frame draw:style-name="gr12" draw:text-style-name="P4" draw:layer="layout" svg:width="2.403cm" svg:height="0.962cm" svg:x="7.527cm" svg:y="16.226cm">
          <draw:text-box>
            <text:p text:style-name="P4">Sharer</text:p>
          </draw:text-box>
        </draw:frame>
        <draw:frame draw:style-name="gr12" draw:text-style-name="P4" draw:layer="layout" svg:width="2.369cm" svg:height="0.962cm" svg:x="0.526cm" svg:y="11.826cm">
          <draw:text-box>
            <text:p text:style-name="P4">Owner</text:p>
          </draw:text-box>
        </draw:frame>
        <draw:frame draw:style-name="gr12" draw:text-style-name="P4" draw:layer="layout" svg:width="2.403cm" svg:height="0.962cm" svg:x="0.527cm" svg:y="11.226cm">
          <draw:text-box>
            <text:p text:style-name="P4">Sharer</text:p>
          </draw:text-box>
        </draw:frame>
        <draw:line draw:style-name="gr24" draw:text-style-name="P2" draw:layer="layout" svg:x1="16.51cm" svg:y1="5.334cm" svg:x2="16.51cm" svg:y2="6.85cm">
          <text:p/>
        </draw:line>
        <draw:frame draw:style-name="gr9" draw:text-style-name="P9" draw:layer="layout" svg:width="2.686cm" svg:height="0.962cm" svg:x="13.716cm" svg:y="5.588cm">
          <draw:text-box>
            <text:p text:style-name="P9"><text:span text:style-name="T1">1) Load</text:span></text:p>
          </draw:text-box>
        </draw:frame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 text:style-name="P7"><text:span text:style-name="T2">4-Rx from MM to L2-0</text:span><text:span text:style-name="T2"><text:line-break/></text:span><text:span text:style-name="T2">(based on owner (the owner is set when the upper block is in either M/O/E))</text:span></text:p>
          </draw:text-box>
        </draw:frame>
        <draw:line draw:style-name="gr25" draw:text-style-name="P2" draw:layer="layout" svg:x1="17.272cm" svg:y1="8.128cm" svg:x2="18.796cm" svg:y2="10.16cm">
          <text:p/>
        </draw:line>
        <draw:frame draw:style-name="gr9" draw:text-style-name="P9" draw:layer="layout" svg:width="2.032cm" svg:height="0.962cm" svg:x="15.07cm" svg:y="8.588cm">
          <draw:text-box>
            <text:p text:style-name="P9"><text:span text:style-name="T1">2) Rx</text:span></text:p>
          </draw:text-box>
        </draw:frame>
        <draw:line draw:style-name="gr25" draw:text-style-name="P2" draw:layer="layout" svg:x1="18.812cm" svg:y1="12.954cm" svg:x2="15.796cm" svg:y2="15.16cm">
          <text:p/>
        </draw:line>
        <draw:frame draw:style-name="gr9" draw:text-style-name="P9" draw:layer="layout" svg:width="2.032cm" svg:height="0.962cm" svg:x="15.07cm" svg:y="13.588cm">
          <draw:text-box>
            <text:p text:style-name="P9"><text:span text:style-name="T1">3) Rx</text:span></text:p>
          </draw:text-box>
        </draw:frame>
        <draw:line draw:style-name="gr25" draw:text-style-name="P2" draw:layer="layout" svg:x1="11.755cm" svg:y1="15.235cm" svg:x2="8.854cm" svg:y2="12.88cm">
          <text:p/>
        </draw:line>
        <draw:frame draw:style-name="gr9" draw:text-style-name="P9" draw:layer="layout" svg:width="2.032cm" svg:height="0.962cm" svg:x="8.27cm" svg:y="13.588cm">
          <draw:text-box>
            <text:p text:style-name="P9"><text:span text:style-name="T1">4) Rx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4" draw:text-style-name="P3" draw:layer="Layout" svg:width="3.556cm" svg:height="1.016cm" svg:x="1.8cm" svg:y="6.85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556cm" svg:height="1.016cm" svg:x="7.8cm" svg:y="6.85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2.8cm" svg:y="11.35cm">
          <text:p text:style-name="P3">L1-0<text:tab/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6.4cm" svg:y="11.3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2.8cm" svg:y="11.95cm">
          <text:p text:style-name="P3">L1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6.4cm" svg:y="11.9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272cm" svg:height="0.58cm" svg:x="10cm" svg:y="16.35cm">
          <text:p text:style-name="P3">L2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272cm" svg:height="0.58cm" svg:x="10cm" svg:y="16.95cm">
          <text:p text:style-name="P3">L2-0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0.962cm" svg:x="2.762cm" svg:y="5.834cm">
          <draw:text-box>
            <text:p text:style-name="P4">L1-0</text:p>
          </draw:text-box>
        </draw:frame>
        <draw:frame draw:style-name="gr9" draw:text-style-name="P4" draw:layer="layout" svg:width="2.286cm" svg:height="0.962cm" svg:x="8.762cm" svg:y="5.834cm">
          <draw:text-box>
            <text:p text:style-name="P4">L1-1</text:p>
          </draw:text-box>
        </draw:frame>
        <draw:frame draw:style-name="gr9" draw:text-style-name="P4" draw:layer="layout" svg:width="2.286cm" svg:height="0.962cm" svg:x="16.662cm" svg:y="5.834cm">
          <draw:text-box>
            <text:p text:style-name="P4">L1-2</text:p>
          </draw:text-box>
        </draw:frame>
        <draw:frame draw:style-name="gr9" draw:text-style-name="P4" draw:layer="layout" svg:width="2.286cm" svg:height="0.962cm" svg:x="22.662cm" svg:y="5.834cm">
          <draw:text-box>
            <text:p text:style-name="P4">L1-3</text:p>
          </draw:text-box>
        </draw:frame>
        <draw:frame draw:style-name="gr9" draw:text-style-name="P4" draw:layer="layout" svg:width="2.286cm" svg:height="0.962cm" svg:x="15.262cm" svg:y="10.834cm">
          <draw:text-box>
            <text:p text:style-name="P4">L2-1</text:p>
          </draw:text-box>
        </draw:frame>
        <draw:frame draw:style-name="gr9" draw:text-style-name="P4" draw:layer="layout" svg:width="2.286cm" svg:height="0.962cm" svg:x="0.762cm" svg:y="10.334cm">
          <draw:text-box>
            <text:p text:style-name="P4">L2-0</text:p>
          </draw:text-box>
        </draw:frame>
        <draw:frame draw:style-name="gr9" draw:text-style-name="P4" draw:layer="layout" svg:width="2.286cm" svg:height="0.962cm" svg:x="12.762cm" svg:y="17.834cm">
          <draw:text-box>
            <text:p text:style-name="P4">MM</text:p>
          </draw:text-box>
        </draw:frame>
        <draw:custom-shape draw:style-name="gr22" draw:text-style-name="P3" draw:layer="Layout" svg:width="1.684cm" svg:height="1.016cm" svg:x="10cm" svg:y="10.35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369cm" svg:height="0.962cm" svg:x="7.526cm" svg:y="16.826cm">
          <draw:text-box>
            <text:p text:style-name="P4">Owner</text:p>
          </draw:text-box>
        </draw:frame>
        <draw:frame draw:style-name="gr12" draw:text-style-name="P4" draw:layer="layout" svg:width="2.403cm" svg:height="0.962cm" svg:x="7.527cm" svg:y="16.226cm">
          <draw:text-box>
            <text:p text:style-name="P4">Sharer</text:p>
          </draw:text-box>
        </draw:frame>
        <draw:frame draw:style-name="gr12" draw:text-style-name="P4" draw:layer="layout" svg:width="2.369cm" svg:height="0.962cm" svg:x="0.526cm" svg:y="11.826cm">
          <draw:text-box>
            <text:p text:style-name="P4">Owner</text:p>
          </draw:text-box>
        </draw:frame>
        <draw:frame draw:style-name="gr12" draw:text-style-name="P4" draw:layer="layout" svg:width="2.403cm" svg:height="0.962cm" svg:x="0.527cm" svg:y="11.226cm">
          <draw:text-box>
            <text:p text:style-name="P4">Sharer</text:p>
          </draw:text-box>
        </draw:frame>
        <draw:line draw:style-name="gr24" draw:text-style-name="P2" draw:layer="layout" svg:x1="16.51cm" svg:y1="5.334cm" svg:x2="16.51cm" svg:y2="6.85cm">
          <text:p/>
        </draw:line>
        <draw:frame draw:style-name="gr9" draw:text-style-name="P9" draw:layer="layout" svg:width="2.686cm" svg:height="0.962cm" svg:x="13.716cm" svg:y="5.588cm">
          <draw:text-box>
            <text:p text:style-name="P9"><text:span text:style-name="T1">1) Load</text:span></text:p>
          </draw:text-box>
        </draw:frame>
        <draw:frame presentation:style-name="pr1" draw:text-style-name="P8" draw:layer="layout" svg:width="25.199cm" svg:height="3.813cm" svg:x="1.401cm" svg:y="0.684cm" presentation:class="title" presentation:user-transformed="true">
          <draw:text-box>
            <text:p text:style-name="P7"><text:span text:style-name="T2">5) Rx from L2-0 to L1-0 (starting with sub-block 0 based on owner filed)</text:span><text:span text:style-name="T2"><text:line-break/></text:span><text:span text:style-name="T2">(The L2-0 or L1-0 states can not be I/S/N – only the owner states M/E/O)</text:span></text:p>
          </draw:text-box>
        </draw:frame>
        <draw:line draw:style-name="gr25" draw:text-style-name="P2" draw:layer="layout" svg:x1="17.272cm" svg:y1="8.128cm" svg:x2="18.796cm" svg:y2="10.16cm">
          <text:p/>
        </draw:line>
        <draw:frame draw:style-name="gr9" draw:text-style-name="P9" draw:layer="layout" svg:width="2.032cm" svg:height="0.962cm" svg:x="15.07cm" svg:y="8.588cm">
          <draw:text-box>
            <text:p text:style-name="P9"><text:span text:style-name="T1">2) Rx</text:span></text:p>
          </draw:text-box>
        </draw:frame>
        <draw:line draw:style-name="gr25" draw:text-style-name="P2" draw:layer="layout" svg:x1="18.812cm" svg:y1="12.954cm" svg:x2="15.796cm" svg:y2="15.16cm">
          <text:p/>
        </draw:line>
        <draw:frame draw:style-name="gr9" draw:text-style-name="P9" draw:layer="layout" svg:width="2.032cm" svg:height="0.962cm" svg:x="15.07cm" svg:y="13.588cm">
          <draw:text-box>
            <text:p text:style-name="P9"><text:span text:style-name="T1">3) Rx</text:span></text:p>
          </draw:text-box>
        </draw:frame>
        <draw:line draw:style-name="gr25" draw:text-style-name="P2" draw:layer="layout" svg:x1="11.755cm" svg:y1="15.235cm" svg:x2="8.854cm" svg:y2="12.88cm">
          <text:p/>
        </draw:line>
        <draw:frame draw:style-name="gr9" draw:text-style-name="P9" draw:layer="layout" svg:width="2.032cm" svg:height="0.962cm" svg:x="8.27cm" svg:y="13.588cm">
          <draw:text-box>
            <text:p text:style-name="P9"><text:span text:style-name="T1">4) Rx</text:span></text:p>
          </draw:text-box>
        </draw:frame>
        <draw:line draw:style-name="gr25" draw:text-style-name="P2" draw:layer="layout" svg:x1="4.757cm" svg:y1="10.234cm" svg:x2="2.656cm" svg:y2="8.382cm">
          <text:p/>
        </draw:line>
        <draw:frame draw:style-name="gr9" draw:text-style-name="P9" draw:layer="layout" svg:width="2.032cm" svg:height="0.962cm" svg:x="1.27cm" svg:y="8.588cm">
          <draw:text-box>
            <text:p text:style-name="P9"><text:span text:style-name="T1">5) Rx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4" draw:text-style-name="P10" draw:layer="Layout" svg:width="3.556cm" svg:height="1.016cm" svg:x="1.8cm" svg:y="6.85cm">
          <text:p text:style-name="P10"><text:span text:style-name="T1">E → 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556cm" svg:height="1.016cm" svg:x="7.8cm" svg:y="6.85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2.8cm" svg:y="11.35cm">
          <text:p text:style-name="P3">L1-0<text:tab/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6.4cm" svg:y="11.3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2.8cm" svg:y="11.95cm">
          <text:p text:style-name="P3">L1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6.4cm" svg:y="11.9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272cm" svg:height="0.58cm" svg:x="10cm" svg:y="16.35cm">
          <text:p text:style-name="P3">L2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272cm" svg:height="0.58cm" svg:x="10cm" svg:y="16.95cm">
          <text:p text:style-name="P3">L2-0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0.962cm" svg:x="2.762cm" svg:y="5.834cm">
          <draw:text-box>
            <text:p text:style-name="P4">L1-0</text:p>
          </draw:text-box>
        </draw:frame>
        <draw:frame draw:style-name="gr9" draw:text-style-name="P4" draw:layer="layout" svg:width="2.286cm" svg:height="0.962cm" svg:x="8.762cm" svg:y="5.834cm">
          <draw:text-box>
            <text:p text:style-name="P4">L1-1</text:p>
          </draw:text-box>
        </draw:frame>
        <draw:frame draw:style-name="gr9" draw:text-style-name="P4" draw:layer="layout" svg:width="2.286cm" svg:height="0.962cm" svg:x="16.662cm" svg:y="5.834cm">
          <draw:text-box>
            <text:p text:style-name="P4">L1-2</text:p>
          </draw:text-box>
        </draw:frame>
        <draw:frame draw:style-name="gr9" draw:text-style-name="P4" draw:layer="layout" svg:width="2.286cm" svg:height="0.962cm" svg:x="22.662cm" svg:y="5.834cm">
          <draw:text-box>
            <text:p text:style-name="P4">L1-3</text:p>
          </draw:text-box>
        </draw:frame>
        <draw:frame draw:style-name="gr9" draw:text-style-name="P4" draw:layer="layout" svg:width="2.286cm" svg:height="0.962cm" svg:x="15.262cm" svg:y="10.834cm">
          <draw:text-box>
            <text:p text:style-name="P4">L2-1</text:p>
          </draw:text-box>
        </draw:frame>
        <draw:frame draw:style-name="gr9" draw:text-style-name="P4" draw:layer="layout" svg:width="2.286cm" svg:height="0.962cm" svg:x="0.762cm" svg:y="10.334cm">
          <draw:text-box>
            <text:p text:style-name="P4">L2-0</text:p>
          </draw:text-box>
        </draw:frame>
        <draw:frame draw:style-name="gr9" draw:text-style-name="P4" draw:layer="layout" svg:width="2.286cm" svg:height="0.962cm" svg:x="12.762cm" svg:y="17.834cm">
          <draw:text-box>
            <text:p text:style-name="P4">MM</text:p>
          </draw:text-box>
        </draw:frame>
        <draw:custom-shape draw:style-name="gr22" draw:text-style-name="P3" draw:layer="Layout" svg:width="1.684cm" svg:height="1.016cm" svg:x="10cm" svg:y="10.35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369cm" svg:height="0.962cm" svg:x="7.526cm" svg:y="16.826cm">
          <draw:text-box>
            <text:p text:style-name="P4">Owner</text:p>
          </draw:text-box>
        </draw:frame>
        <draw:frame draw:style-name="gr12" draw:text-style-name="P4" draw:layer="layout" svg:width="2.403cm" svg:height="0.962cm" svg:x="7.527cm" svg:y="16.226cm">
          <draw:text-box>
            <text:p text:style-name="P4">Sharer</text:p>
          </draw:text-box>
        </draw:frame>
        <draw:frame draw:style-name="gr12" draw:text-style-name="P4" draw:layer="layout" svg:width="2.369cm" svg:height="0.962cm" svg:x="0.526cm" svg:y="11.826cm">
          <draw:text-box>
            <text:p text:style-name="P4">Owner</text:p>
          </draw:text-box>
        </draw:frame>
        <draw:frame draw:style-name="gr12" draw:text-style-name="P4" draw:layer="layout" svg:width="2.403cm" svg:height="0.962cm" svg:x="0.527cm" svg:y="11.226cm">
          <draw:text-box>
            <text:p text:style-name="P4">Sharer</text:p>
          </draw:text-box>
        </draw:frame>
        <draw:line draw:style-name="gr24" draw:text-style-name="P2" draw:layer="layout" svg:x1="16.51cm" svg:y1="5.334cm" svg:x2="16.51cm" svg:y2="6.85cm">
          <text:p/>
        </draw:line>
        <draw:frame draw:style-name="gr9" draw:text-style-name="P9" draw:layer="layout" svg:width="2.686cm" svg:height="0.962cm" svg:x="13.716cm" svg:y="5.588cm">
          <draw:text-box>
            <text:p text:style-name="P9"><text:span text:style-name="T1">1) Load</text:span></text:p>
          </draw:text-box>
        </draw:frame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 text:style-name="P7"><text:span text:style-name="T2">6) Respond from L1-0 to L2-0</text:span><text:span text:style-name="T2"><text:line-break/></text:span><text:span text:style-name="T2">(The state is </text:span><text:span text:style-name="T3">not</text:span><text:span text:style-name="T2"> M/O so just an Ack is sent, and stage changes to S)</text:span></text:p>
          </draw:text-box>
        </draw:frame>
        <draw:line draw:style-name="gr25" draw:text-style-name="P2" draw:layer="layout" svg:x1="17.272cm" svg:y1="8.128cm" svg:x2="18.796cm" svg:y2="10.16cm">
          <text:p/>
        </draw:line>
        <draw:frame draw:style-name="gr9" draw:text-style-name="P9" draw:layer="layout" svg:width="2.032cm" svg:height="0.962cm" svg:x="15.07cm" svg:y="8.588cm">
          <draw:text-box>
            <text:p text:style-name="P9"><text:span text:style-name="T1">2) Rx</text:span></text:p>
          </draw:text-box>
        </draw:frame>
        <draw:line draw:style-name="gr25" draw:text-style-name="P2" draw:layer="layout" svg:x1="18.812cm" svg:y1="12.954cm" svg:x2="15.796cm" svg:y2="15.16cm">
          <text:p/>
        </draw:line>
        <draw:frame draw:style-name="gr9" draw:text-style-name="P9" draw:layer="layout" svg:width="2.032cm" svg:height="0.962cm" svg:x="15.07cm" svg:y="13.588cm">
          <draw:text-box>
            <text:p text:style-name="P9"><text:span text:style-name="T1">3) Rx</text:span></text:p>
          </draw:text-box>
        </draw:frame>
        <draw:line draw:style-name="gr25" draw:text-style-name="P2" draw:layer="layout" svg:x1="11.755cm" svg:y1="15.235cm" svg:x2="8.854cm" svg:y2="12.88cm">
          <text:p/>
        </draw:line>
        <draw:frame draw:style-name="gr9" draw:text-style-name="P9" draw:layer="layout" svg:width="2.032cm" svg:height="0.962cm" svg:x="8.27cm" svg:y="13.588cm">
          <draw:text-box>
            <text:p text:style-name="P9"><text:span text:style-name="T1">4) Rx</text:span></text:p>
          </draw:text-box>
        </draw:frame>
        <draw:line draw:style-name="gr25" draw:text-style-name="P2" draw:layer="layout" svg:x1="4.757cm" svg:y1="10.234cm" svg:x2="2.656cm" svg:y2="8.382cm">
          <text:p/>
        </draw:line>
        <draw:frame draw:style-name="gr9" draw:text-style-name="P9" draw:layer="layout" svg:width="2.032cm" svg:height="0.962cm" svg:x="1.27cm" svg:y="8.588cm">
          <draw:text-box>
            <text:p text:style-name="P9"><text:span text:style-name="T1">5) Rx</text:span></text:p>
          </draw:text-box>
        </draw:frame>
        <draw:line draw:style-name="gr25" draw:text-style-name="P2" draw:layer="layout" svg:x1="3.659cm" svg:y1="8.379cm" svg:x2="5.754cm" svg:y2="10.238cm">
          <text:p/>
        </draw:line>
        <draw:frame draw:style-name="gr9" draw:text-style-name="P9" draw:layer="layout" svg:width="2.542cm" svg:height="0.962cm" svg:x="4.57cm" svg:y="8.588cm">
          <draw:text-box>
            <text:p text:style-name="P9"><text:span text:style-name="T1">6) Ack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4" draw:text-style-name="P10" draw:layer="Layout" svg:width="3.556cm" svg:height="1.016cm" svg:x="1.8cm" svg:y="6.85cm">
          <text:p text:style-name="P10"><text:span text:style-name="T1">E → 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556cm" svg:height="1.016cm" svg:x="7.8cm" svg:y="6.85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2.8cm" svg:y="11.35cm">
          <text:p text:style-name="P3">L1-0<text:tab/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6.4cm" svg:y="11.3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2.8cm" svg:y="11.95cm">
          <text:p text:style-name="P3">L1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6.4cm" svg:y="11.9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272cm" svg:height="0.58cm" svg:x="10cm" svg:y="16.35cm">
          <text:p text:style-name="P3">L2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272cm" svg:height="0.58cm" svg:x="10cm" svg:y="16.95cm">
          <text:p text:style-name="P3">L2-0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0.962cm" svg:x="2.762cm" svg:y="5.834cm">
          <draw:text-box>
            <text:p text:style-name="P4">L1-0</text:p>
          </draw:text-box>
        </draw:frame>
        <draw:frame draw:style-name="gr9" draw:text-style-name="P4" draw:layer="layout" svg:width="2.286cm" svg:height="0.962cm" svg:x="8.762cm" svg:y="5.834cm">
          <draw:text-box>
            <text:p text:style-name="P4">L1-1</text:p>
          </draw:text-box>
        </draw:frame>
        <draw:frame draw:style-name="gr9" draw:text-style-name="P4" draw:layer="layout" svg:width="2.286cm" svg:height="0.962cm" svg:x="16.662cm" svg:y="5.834cm">
          <draw:text-box>
            <text:p text:style-name="P4">L1-2</text:p>
          </draw:text-box>
        </draw:frame>
        <draw:frame draw:style-name="gr9" draw:text-style-name="P4" draw:layer="layout" svg:width="2.286cm" svg:height="0.962cm" svg:x="22.662cm" svg:y="5.834cm">
          <draw:text-box>
            <text:p text:style-name="P4">L1-3</text:p>
          </draw:text-box>
        </draw:frame>
        <draw:frame draw:style-name="gr9" draw:text-style-name="P4" draw:layer="layout" svg:width="2.286cm" svg:height="0.962cm" svg:x="15.262cm" svg:y="10.834cm">
          <draw:text-box>
            <text:p text:style-name="P4">L2-1</text:p>
          </draw:text-box>
        </draw:frame>
        <draw:frame draw:style-name="gr9" draw:text-style-name="P4" draw:layer="layout" svg:width="2.286cm" svg:height="0.962cm" svg:x="0.762cm" svg:y="10.334cm">
          <draw:text-box>
            <text:p text:style-name="P4">L2-0</text:p>
          </draw:text-box>
        </draw:frame>
        <draw:frame draw:style-name="gr9" draw:text-style-name="P4" draw:layer="layout" svg:width="2.286cm" svg:height="0.962cm" svg:x="12.762cm" svg:y="17.834cm">
          <draw:text-box>
            <text:p text:style-name="P4">MM</text:p>
          </draw:text-box>
        </draw:frame>
        <draw:custom-shape draw:style-name="gr22" draw:text-style-name="P3" draw:layer="Layout" svg:width="1.684cm" svg:height="1.016cm" svg:x="10cm" svg:y="10.35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369cm" svg:height="0.962cm" svg:x="7.526cm" svg:y="16.826cm">
          <draw:text-box>
            <text:p text:style-name="P4">Owner</text:p>
          </draw:text-box>
        </draw:frame>
        <draw:frame draw:style-name="gr12" draw:text-style-name="P4" draw:layer="layout" svg:width="2.403cm" svg:height="0.962cm" svg:x="7.527cm" svg:y="16.226cm">
          <draw:text-box>
            <text:p text:style-name="P4">Sharer</text:p>
          </draw:text-box>
        </draw:frame>
        <draw:frame draw:style-name="gr12" draw:text-style-name="P4" draw:layer="layout" svg:width="2.369cm" svg:height="0.962cm" svg:x="0.526cm" svg:y="11.826cm">
          <draw:text-box>
            <text:p text:style-name="P4">Owner</text:p>
          </draw:text-box>
        </draw:frame>
        <draw:frame draw:style-name="gr12" draw:text-style-name="P4" draw:layer="layout" svg:width="2.403cm" svg:height="0.962cm" svg:x="0.527cm" svg:y="11.226cm">
          <draw:text-box>
            <text:p text:style-name="P4">Sharer</text:p>
          </draw:text-box>
        </draw:frame>
        <draw:line draw:style-name="gr24" draw:text-style-name="P2" draw:layer="layout" svg:x1="16.51cm" svg:y1="5.334cm" svg:x2="16.51cm" svg:y2="6.85cm">
          <text:p/>
        </draw:line>
        <draw:frame draw:style-name="gr9" draw:text-style-name="P9" draw:layer="layout" svg:width="2.686cm" svg:height="0.962cm" svg:x="13.716cm" svg:y="5.588cm">
          <draw:text-box>
            <text:p text:style-name="P9"><text:span text:style-name="T1">1) Load</text:span></text:p>
          </draw:text-box>
        </draw:frame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 text:style-name="P7"><text:span text:style-name="T2">7) Rx from L2-0 to L1-1 (based on owner field of subblock-1)</text:span></text:p>
          </draw:text-box>
        </draw:frame>
        <draw:line draw:style-name="gr25" draw:text-style-name="P2" draw:layer="layout" svg:x1="17.272cm" svg:y1="8.128cm" svg:x2="18.796cm" svg:y2="10.16cm">
          <text:p/>
        </draw:line>
        <draw:frame draw:style-name="gr9" draw:text-style-name="P9" draw:layer="layout" svg:width="2.032cm" svg:height="0.962cm" svg:x="15.07cm" svg:y="8.588cm">
          <draw:text-box>
            <text:p text:style-name="P9"><text:span text:style-name="T1">2) Rx</text:span></text:p>
          </draw:text-box>
        </draw:frame>
        <draw:line draw:style-name="gr25" draw:text-style-name="P2" draw:layer="layout" svg:x1="18.812cm" svg:y1="12.954cm" svg:x2="15.796cm" svg:y2="15.16cm">
          <text:p/>
        </draw:line>
        <draw:frame draw:style-name="gr9" draw:text-style-name="P9" draw:layer="layout" svg:width="2.032cm" svg:height="0.962cm" svg:x="15.07cm" svg:y="13.588cm">
          <draw:text-box>
            <text:p text:style-name="P9"><text:span text:style-name="T1">3) Rx</text:span></text:p>
          </draw:text-box>
        </draw:frame>
        <draw:line draw:style-name="gr25" draw:text-style-name="P2" draw:layer="layout" svg:x1="11.755cm" svg:y1="15.235cm" svg:x2="8.854cm" svg:y2="12.88cm">
          <text:p/>
        </draw:line>
        <draw:frame draw:style-name="gr9" draw:text-style-name="P9" draw:layer="layout" svg:width="2.032cm" svg:height="0.962cm" svg:x="8.27cm" svg:y="13.588cm">
          <draw:text-box>
            <text:p text:style-name="P9"><text:span text:style-name="T1">4) Rx</text:span></text:p>
          </draw:text-box>
        </draw:frame>
        <draw:line draw:style-name="gr25" draw:text-style-name="P2" draw:layer="layout" svg:x1="4.757cm" svg:y1="10.234cm" svg:x2="2.656cm" svg:y2="8.382cm">
          <text:p/>
        </draw:line>
        <draw:frame draw:style-name="gr9" draw:text-style-name="P9" draw:layer="layout" svg:width="2.032cm" svg:height="0.962cm" svg:x="1.27cm" svg:y="8.588cm">
          <draw:text-box>
            <text:p text:style-name="P9"><text:span text:style-name="T1">5) Rx</text:span></text:p>
          </draw:text-box>
        </draw:frame>
        <draw:line draw:style-name="gr25" draw:text-style-name="P2" draw:layer="layout" svg:x1="3.659cm" svg:y1="8.379cm" svg:x2="5.754cm" svg:y2="10.238cm">
          <text:p/>
        </draw:line>
        <draw:frame draw:style-name="gr9" draw:text-style-name="P9" draw:layer="layout" svg:width="2.542cm" svg:height="0.962cm" svg:x="4.57cm" svg:y="8.588cm">
          <draw:text-box>
            <text:p text:style-name="P9"><text:span text:style-name="T1">6) Ack</text:span></text:p>
          </draw:text-box>
        </draw:frame>
        <draw:line draw:style-name="gr25" draw:text-style-name="P2" draw:layer="layout" svg:x1="7.533cm" svg:y1="10.209cm" svg:x2="9.68cm" svg:y2="8.41cm">
          <text:p/>
        </draw:line>
        <draw:frame draw:style-name="gr9" draw:text-style-name="P9" draw:layer="layout" svg:width="2.032cm" svg:height="0.962cm" svg:x="6.671cm" svg:y="8.589cm">
          <draw:text-box>
            <text:p text:style-name="P9"><text:span text:style-name="T1">7) Rx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14" draw:text-style-name="P10" draw:layer="Layout" svg:width="3.556cm" svg:height="1.016cm" svg:x="1.8cm" svg:y="6.85cm">
          <text:p text:style-name="P10"><text:span text:style-name="T1">E → 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56cm" svg:height="1.016cm" svg:x="7.8cm" svg:y="6.85cm">
          <text:p text:style-name="P10"><text:span text:style-name="T1">M → 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2.8cm" svg:y="11.35cm">
          <text:p text:style-name="P3">L1-0<text:tab/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6.4cm" svg:y="11.3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2.8cm" svg:y="11.95cm">
          <text:p text:style-name="P3">L1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6.4cm" svg:y="11.9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272cm" svg:height="0.58cm" svg:x="10cm" svg:y="16.35cm">
          <text:p text:style-name="P3">L2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272cm" svg:height="0.58cm" svg:x="10cm" svg:y="16.95cm">
          <text:p text:style-name="P3">L2-0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0.962cm" svg:x="2.762cm" svg:y="5.834cm">
          <draw:text-box>
            <text:p text:style-name="P4">L1-0</text:p>
          </draw:text-box>
        </draw:frame>
        <draw:frame draw:style-name="gr9" draw:text-style-name="P4" draw:layer="layout" svg:width="2.286cm" svg:height="0.962cm" svg:x="8.762cm" svg:y="5.834cm">
          <draw:text-box>
            <text:p text:style-name="P4">L1-1</text:p>
          </draw:text-box>
        </draw:frame>
        <draw:frame draw:style-name="gr9" draw:text-style-name="P4" draw:layer="layout" svg:width="2.286cm" svg:height="0.962cm" svg:x="16.662cm" svg:y="5.834cm">
          <draw:text-box>
            <text:p text:style-name="P4">L1-2</text:p>
          </draw:text-box>
        </draw:frame>
        <draw:frame draw:style-name="gr9" draw:text-style-name="P4" draw:layer="layout" svg:width="2.286cm" svg:height="0.962cm" svg:x="22.662cm" svg:y="5.834cm">
          <draw:text-box>
            <text:p text:style-name="P4">L1-3</text:p>
          </draw:text-box>
        </draw:frame>
        <draw:frame draw:style-name="gr9" draw:text-style-name="P4" draw:layer="layout" svg:width="2.286cm" svg:height="0.962cm" svg:x="15.262cm" svg:y="10.834cm">
          <draw:text-box>
            <text:p text:style-name="P4">L2-1</text:p>
          </draw:text-box>
        </draw:frame>
        <draw:frame draw:style-name="gr9" draw:text-style-name="P4" draw:layer="layout" svg:width="2.286cm" svg:height="0.962cm" svg:x="0.762cm" svg:y="10.334cm">
          <draw:text-box>
            <text:p text:style-name="P4">L2-0</text:p>
          </draw:text-box>
        </draw:frame>
        <draw:frame draw:style-name="gr9" draw:text-style-name="P4" draw:layer="layout" svg:width="2.286cm" svg:height="0.962cm" svg:x="12.762cm" svg:y="17.834cm">
          <draw:text-box>
            <text:p text:style-name="P4">MM</text:p>
          </draw:text-box>
        </draw:frame>
        <draw:custom-shape draw:style-name="gr22" draw:text-style-name="P3" draw:layer="Layout" svg:width="1.684cm" svg:height="1.016cm" svg:x="10cm" svg:y="10.35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369cm" svg:height="0.962cm" svg:x="7.526cm" svg:y="16.826cm">
          <draw:text-box>
            <text:p text:style-name="P4">Owner</text:p>
          </draw:text-box>
        </draw:frame>
        <draw:frame draw:style-name="gr12" draw:text-style-name="P4" draw:layer="layout" svg:width="2.403cm" svg:height="0.962cm" svg:x="7.527cm" svg:y="16.226cm">
          <draw:text-box>
            <text:p text:style-name="P4">Sharer</text:p>
          </draw:text-box>
        </draw:frame>
        <draw:frame draw:style-name="gr12" draw:text-style-name="P4" draw:layer="layout" svg:width="2.369cm" svg:height="0.962cm" svg:x="0.526cm" svg:y="11.826cm">
          <draw:text-box>
            <text:p text:style-name="P4">Owner</text:p>
          </draw:text-box>
        </draw:frame>
        <draw:frame draw:style-name="gr12" draw:text-style-name="P4" draw:layer="layout" svg:width="2.403cm" svg:height="0.962cm" svg:x="0.527cm" svg:y="11.226cm">
          <draw:text-box>
            <text:p text:style-name="P4">Sharer</text:p>
          </draw:text-box>
        </draw:frame>
        <draw:line draw:style-name="gr24" draw:text-style-name="P2" draw:layer="layout" svg:x1="16.51cm" svg:y1="5.334cm" svg:x2="16.51cm" svg:y2="6.85cm">
          <text:p/>
        </draw:line>
        <draw:frame draw:style-name="gr9" draw:text-style-name="P9" draw:layer="layout" svg:width="2.686cm" svg:height="0.962cm" svg:x="13.716cm" svg:y="5.588cm">
          <draw:text-box>
            <text:p text:style-name="P9"><text:span text:style-name="T1">1) Load</text:span></text:p>
          </draw:text-box>
        </draw:frame>
        <draw:frame presentation:style-name="pr1" draw:text-style-name="P8" draw:layer="layout" svg:width="25.199cm" svg:height="3.813cm" svg:x="1.401cm" svg:y="0.684cm" presentation:class="title" presentation:user-transformed="true">
          <draw:text-box>
            <text:p text:style-name="P7"><text:span text:style-name="T2">8) Data from L1-1 to L2-0</text:span><text:span text:style-name="T2"><text:line-break/></text:span><text:span text:style-name="T2">(The state is M/O so an Ack+Data is sent, and stage changes to S. If we had peer-transfer, the data was sent to peer and state changes to O – </text:span><text:span text:style-name="T4">but don't know why?</text:span><text:span text:style-name="T2">)</text:span></text:p>
          </draw:text-box>
        </draw:frame>
        <draw:line draw:style-name="gr25" draw:text-style-name="P2" draw:layer="layout" svg:x1="17.272cm" svg:y1="8.128cm" svg:x2="18.796cm" svg:y2="10.16cm">
          <text:p/>
        </draw:line>
        <draw:frame draw:style-name="gr9" draw:text-style-name="P9" draw:layer="layout" svg:width="2.032cm" svg:height="0.962cm" svg:x="15.07cm" svg:y="8.588cm">
          <draw:text-box>
            <text:p text:style-name="P9"><text:span text:style-name="T1">2) Rx</text:span></text:p>
          </draw:text-box>
        </draw:frame>
        <draw:line draw:style-name="gr25" draw:text-style-name="P2" draw:layer="layout" svg:x1="18.812cm" svg:y1="12.954cm" svg:x2="15.796cm" svg:y2="15.16cm">
          <text:p/>
        </draw:line>
        <draw:frame draw:style-name="gr9" draw:text-style-name="P9" draw:layer="layout" svg:width="2.032cm" svg:height="0.962cm" svg:x="15.07cm" svg:y="13.588cm">
          <draw:text-box>
            <text:p text:style-name="P9"><text:span text:style-name="T1">3) Rx</text:span></text:p>
          </draw:text-box>
        </draw:frame>
        <draw:line draw:style-name="gr25" draw:text-style-name="P2" draw:layer="layout" svg:x1="11.755cm" svg:y1="15.235cm" svg:x2="8.854cm" svg:y2="12.88cm">
          <text:p/>
        </draw:line>
        <draw:frame draw:style-name="gr9" draw:text-style-name="P9" draw:layer="layout" svg:width="2.032cm" svg:height="0.962cm" svg:x="8.27cm" svg:y="13.588cm">
          <draw:text-box>
            <text:p text:style-name="P9"><text:span text:style-name="T1">4) Rx</text:span></text:p>
          </draw:text-box>
        </draw:frame>
        <draw:line draw:style-name="gr25" draw:text-style-name="P2" draw:layer="layout" svg:x1="4.757cm" svg:y1="10.234cm" svg:x2="2.656cm" svg:y2="8.382cm">
          <text:p/>
        </draw:line>
        <draw:frame draw:style-name="gr9" draw:text-style-name="P9" draw:layer="layout" svg:width="2.032cm" svg:height="0.962cm" svg:x="1.27cm" svg:y="8.588cm">
          <draw:text-box>
            <text:p text:style-name="P9"><text:span text:style-name="T1">5) Rx</text:span></text:p>
          </draw:text-box>
        </draw:frame>
        <draw:line draw:style-name="gr25" draw:text-style-name="P2" draw:layer="layout" svg:x1="3.659cm" svg:y1="8.379cm" svg:x2="5.754cm" svg:y2="10.238cm">
          <text:p/>
        </draw:line>
        <draw:frame draw:style-name="gr9" draw:text-style-name="P9" draw:layer="layout" svg:width="2.542cm" svg:height="0.962cm" svg:x="4.57cm" svg:y="8.588cm">
          <draw:text-box>
            <text:p text:style-name="P9"><text:span text:style-name="T1">6) Ack</text:span></text:p>
          </draw:text-box>
        </draw:frame>
        <draw:line draw:style-name="gr25" draw:text-style-name="P2" draw:layer="layout" svg:x1="7.533cm" svg:y1="10.209cm" svg:x2="9.68cm" svg:y2="8.41cm">
          <text:p/>
        </draw:line>
        <draw:frame draw:style-name="gr9" draw:text-style-name="P9" draw:layer="layout" svg:width="2.032cm" svg:height="0.962cm" svg:x="6.671cm" svg:y="8.589cm">
          <draw:text-box>
            <text:p text:style-name="P9"><text:span text:style-name="T1">7) Rx</text:span></text:p>
          </draw:text-box>
        </draw:frame>
        <draw:line draw:style-name="gr25" draw:text-style-name="P2" draw:layer="layout" svg:x1="10.682cm" svg:y1="8.414cm" svg:x2="8.529cm" svg:y2="10.205cm">
          <text:p/>
        </draw:line>
        <draw:frame draw:style-name="gr9" draw:text-style-name="P9" draw:layer="layout" svg:width="2.683cm" svg:height="0.962cm" svg:x="10.271cm" svg:y="8.589cm">
          <draw:text-box>
            <text:p text:style-name="P9"><text:span text:style-name="T1">8) Data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4" draw:text-style-name="P10" draw:layer="Layout" svg:width="3.556cm" svg:height="1.016cm" svg:x="1.8cm" svg:y="6.85cm">
          <text:p text:style-name="P10"><text:span text:style-name="T1">E → 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56cm" svg:height="1.016cm" svg:x="7.8cm" svg:y="6.85cm">
          <text:p text:style-name="P10"><text:span text:style-name="T1">M → 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2.8cm" svg:y="11.35cm">
          <text:p text:style-name="P3">L1-0<text:tab/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6.4cm" svg:y="11.3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2.8cm" svg:y="11.95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6.4cm" svg:y="11.95cm">
          <text:p text:style-name="P3"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272cm" svg:height="0.58cm" svg:x="10cm" svg:y="16.35cm">
          <text:p text:style-name="P3">L2-0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272cm" svg:height="0.58cm" svg:x="10cm" svg:y="16.95cm">
          <text:p text:style-name="P3">L2-0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0.962cm" svg:x="2.762cm" svg:y="5.834cm">
          <draw:text-box>
            <text:p text:style-name="P4">L1-0</text:p>
          </draw:text-box>
        </draw:frame>
        <draw:frame draw:style-name="gr9" draw:text-style-name="P4" draw:layer="layout" svg:width="2.286cm" svg:height="0.962cm" svg:x="8.762cm" svg:y="5.834cm">
          <draw:text-box>
            <text:p text:style-name="P4">L1-1</text:p>
          </draw:text-box>
        </draw:frame>
        <draw:frame draw:style-name="gr9" draw:text-style-name="P4" draw:layer="layout" svg:width="2.286cm" svg:height="0.962cm" svg:x="16.662cm" svg:y="5.834cm">
          <draw:text-box>
            <text:p text:style-name="P4">L1-2</text:p>
          </draw:text-box>
        </draw:frame>
        <draw:frame draw:style-name="gr9" draw:text-style-name="P4" draw:layer="layout" svg:width="2.286cm" svg:height="0.962cm" svg:x="22.662cm" svg:y="5.834cm">
          <draw:text-box>
            <text:p text:style-name="P4">L1-3</text:p>
          </draw:text-box>
        </draw:frame>
        <draw:frame draw:style-name="gr9" draw:text-style-name="P4" draw:layer="layout" svg:width="2.286cm" svg:height="0.962cm" svg:x="15.262cm" svg:y="10.834cm">
          <draw:text-box>
            <text:p text:style-name="P4">L2-1</text:p>
          </draw:text-box>
        </draw:frame>
        <draw:frame draw:style-name="gr9" draw:text-style-name="P4" draw:layer="layout" svg:width="2.286cm" svg:height="0.962cm" svg:x="0.762cm" svg:y="10.334cm">
          <draw:text-box>
            <text:p text:style-name="P4">L2-0</text:p>
          </draw:text-box>
        </draw:frame>
        <draw:frame draw:style-name="gr9" draw:text-style-name="P4" draw:layer="layout" svg:width="2.286cm" svg:height="0.962cm" svg:x="12.762cm" svg:y="17.834cm">
          <draw:text-box>
            <text:p text:style-name="P4">MM</text:p>
          </draw:text-box>
        </draw:frame>
        <draw:custom-shape draw:style-name="gr22" draw:text-style-name="P11" draw:layer="Layout" svg:width="1.938cm" svg:height="1.016cm" svg:x="10cm" svg:y="10.35cm">
          <text:p text:style-name="P11"><text:span text:style-name="T5">E → S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369cm" svg:height="0.962cm" svg:x="7.526cm" svg:y="16.826cm">
          <draw:text-box>
            <text:p text:style-name="P4">Owner</text:p>
          </draw:text-box>
        </draw:frame>
        <draw:frame draw:style-name="gr12" draw:text-style-name="P4" draw:layer="layout" svg:width="2.403cm" svg:height="0.962cm" svg:x="7.527cm" svg:y="16.226cm">
          <draw:text-box>
            <text:p text:style-name="P4">Sharer</text:p>
          </draw:text-box>
        </draw:frame>
        <draw:frame draw:style-name="gr12" draw:text-style-name="P4" draw:layer="layout" svg:width="2.369cm" svg:height="0.962cm" svg:x="0.526cm" svg:y="11.826cm">
          <draw:text-box>
            <text:p text:style-name="P4">Owner</text:p>
          </draw:text-box>
        </draw:frame>
        <draw:frame draw:style-name="gr12" draw:text-style-name="P4" draw:layer="layout" svg:width="2.403cm" svg:height="0.962cm" svg:x="0.527cm" svg:y="11.226cm">
          <draw:text-box>
            <text:p text:style-name="P4">Sharer</text:p>
          </draw:text-box>
        </draw:frame>
        <draw:line draw:style-name="gr24" draw:text-style-name="P2" draw:layer="layout" svg:x1="16.51cm" svg:y1="5.334cm" svg:x2="16.51cm" svg:y2="6.85cm">
          <text:p/>
        </draw:line>
        <draw:frame draw:style-name="gr9" draw:text-style-name="P9" draw:layer="layout" svg:width="2.686cm" svg:height="0.962cm" svg:x="13.716cm" svg:y="5.588cm">
          <draw:text-box>
            <text:p text:style-name="P9"><text:span text:style-name="T1">1) Load</text:span></text:p>
          </draw:text-box>
        </draw:frame>
        <draw:frame presentation:style-name="pr1" draw:text-style-name="P8" draw:layer="layout" svg:width="25.199cm" svg:height="3.813cm" svg:x="1.401cm" svg:y="0.684cm" presentation:class="title" presentation:user-transformed="true">
          <draw:text-box>
            <text:p text:style-name="P7"><text:span text:style-name="T2">Setting the L2 states and fields</text:span><text:span text:style-name="T2"><text:line-break/></text:span><text:span text:style-name="T2">It receives two responds. The Ack (from L1-0) turns the L2-0 from E → S. The Data (from L1-1) again set the state to S but responds with a Data packet to a lower level. (owners are set to none)</text:span></text:p>
          </draw:text-box>
        </draw:frame>
        <draw:line draw:style-name="gr25" draw:text-style-name="P2" draw:layer="layout" svg:x1="17.272cm" svg:y1="8.128cm" svg:x2="18.796cm" svg:y2="10.16cm">
          <text:p/>
        </draw:line>
        <draw:frame draw:style-name="gr9" draw:text-style-name="P9" draw:layer="layout" svg:width="2.032cm" svg:height="0.962cm" svg:x="15.07cm" svg:y="8.588cm">
          <draw:text-box>
            <text:p text:style-name="P9"><text:span text:style-name="T1">2) Rx</text:span></text:p>
          </draw:text-box>
        </draw:frame>
        <draw:line draw:style-name="gr25" draw:text-style-name="P2" draw:layer="layout" svg:x1="18.812cm" svg:y1="12.954cm" svg:x2="15.796cm" svg:y2="15.16cm">
          <text:p/>
        </draw:line>
        <draw:frame draw:style-name="gr9" draw:text-style-name="P9" draw:layer="layout" svg:width="2.032cm" svg:height="0.962cm" svg:x="15.07cm" svg:y="13.588cm">
          <draw:text-box>
            <text:p text:style-name="P9"><text:span text:style-name="T1">3) Rx</text:span></text:p>
          </draw:text-box>
        </draw:frame>
        <draw:line draw:style-name="gr25" draw:text-style-name="P2" draw:layer="layout" svg:x1="11.755cm" svg:y1="15.235cm" svg:x2="8.854cm" svg:y2="12.88cm">
          <text:p/>
        </draw:line>
        <draw:frame draw:style-name="gr9" draw:text-style-name="P9" draw:layer="layout" svg:width="2.032cm" svg:height="0.962cm" svg:x="8.27cm" svg:y="13.588cm">
          <draw:text-box>
            <text:p text:style-name="P9"><text:span text:style-name="T1">4) Rx</text:span></text:p>
          </draw:text-box>
        </draw:frame>
        <draw:line draw:style-name="gr25" draw:text-style-name="P2" draw:layer="layout" svg:x1="4.757cm" svg:y1="10.234cm" svg:x2="2.656cm" svg:y2="8.382cm">
          <text:p/>
        </draw:line>
        <draw:frame draw:style-name="gr9" draw:text-style-name="P9" draw:layer="layout" svg:width="2.032cm" svg:height="0.962cm" svg:x="1.27cm" svg:y="8.588cm">
          <draw:text-box>
            <text:p text:style-name="P9"><text:span text:style-name="T1">5) Rx</text:span></text:p>
          </draw:text-box>
        </draw:frame>
        <draw:line draw:style-name="gr25" draw:text-style-name="P2" draw:layer="layout" svg:x1="3.659cm" svg:y1="8.379cm" svg:x2="5.754cm" svg:y2="10.238cm">
          <text:p/>
        </draw:line>
        <draw:frame draw:style-name="gr9" draw:text-style-name="P9" draw:layer="layout" svg:width="2.542cm" svg:height="0.962cm" svg:x="4.57cm" svg:y="8.588cm">
          <draw:text-box>
            <text:p text:style-name="P9"><text:span text:style-name="T1">6) Ack</text:span></text:p>
          </draw:text-box>
        </draw:frame>
        <draw:line draw:style-name="gr25" draw:text-style-name="P2" draw:layer="layout" svg:x1="7.533cm" svg:y1="10.209cm" svg:x2="9.68cm" svg:y2="8.41cm">
          <text:p/>
        </draw:line>
        <draw:frame draw:style-name="gr9" draw:text-style-name="P9" draw:layer="layout" svg:width="2.032cm" svg:height="0.962cm" svg:x="6.671cm" svg:y="8.589cm">
          <draw:text-box>
            <text:p text:style-name="P9"><text:span text:style-name="T1">7) Rx</text:span></text:p>
          </draw:text-box>
        </draw:frame>
        <draw:line draw:style-name="gr25" draw:text-style-name="P2" draw:layer="layout" svg:x1="10.682cm" svg:y1="8.414cm" svg:x2="8.529cm" svg:y2="10.205cm">
          <text:p/>
        </draw:line>
        <draw:frame draw:style-name="gr9" draw:text-style-name="P9" draw:layer="layout" svg:width="2.683cm" svg:height="0.962cm" svg:x="10.271cm" svg:y="8.589cm">
          <draw:text-box>
            <text:p text:style-name="P9"><text:span text:style-name="T1">8) Data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14" draw:text-style-name="P10" draw:layer="Layout" svg:width="3.556cm" svg:height="1.016cm" svg:x="1.8cm" svg:y="6.85cm">
          <text:p text:style-name="P10"><text:span text:style-name="T1">E → 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56cm" svg:height="1.016cm" svg:x="7.8cm" svg:y="6.85cm">
          <text:p text:style-name="P10"><text:span text:style-name="T1">M → 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2.8cm" svg:y="11.35cm">
          <text:p text:style-name="P3">L1-0<text:tab/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6.4cm" svg:y="11.3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2.8cm" svg:y="11.95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6.4cm" svg:y="11.95cm">
          <text:p text:style-name="P3"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272cm" svg:height="0.58cm" svg:x="10cm" svg:y="16.35cm">
          <text:p text:style-name="P3">L2-0,<text:span text:style-name="T5"> L2-1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272cm" svg:height="0.58cm" svg:x="10cm" svg:y="16.95cm">
          <text:p text:style-name="P3"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0.962cm" svg:x="2.762cm" svg:y="5.834cm">
          <draw:text-box>
            <text:p text:style-name="P4">L1-0</text:p>
          </draw:text-box>
        </draw:frame>
        <draw:frame draw:style-name="gr9" draw:text-style-name="P4" draw:layer="layout" svg:width="2.286cm" svg:height="0.962cm" svg:x="8.762cm" svg:y="5.834cm">
          <draw:text-box>
            <text:p text:style-name="P4">L1-1</text:p>
          </draw:text-box>
        </draw:frame>
        <draw:frame draw:style-name="gr9" draw:text-style-name="P4" draw:layer="layout" svg:width="2.286cm" svg:height="0.962cm" svg:x="16.662cm" svg:y="5.834cm">
          <draw:text-box>
            <text:p text:style-name="P4">L1-2</text:p>
          </draw:text-box>
        </draw:frame>
        <draw:frame draw:style-name="gr9" draw:text-style-name="P4" draw:layer="layout" svg:width="2.286cm" svg:height="0.962cm" svg:x="22.662cm" svg:y="5.834cm">
          <draw:text-box>
            <text:p text:style-name="P4">L1-3</text:p>
          </draw:text-box>
        </draw:frame>
        <draw:frame draw:style-name="gr9" draw:text-style-name="P4" draw:layer="layout" svg:width="2.286cm" svg:height="0.962cm" svg:x="15.262cm" svg:y="10.834cm">
          <draw:text-box>
            <text:p text:style-name="P4">L2-1</text:p>
          </draw:text-box>
        </draw:frame>
        <draw:frame draw:style-name="gr9" draw:text-style-name="P4" draw:layer="layout" svg:width="2.286cm" svg:height="0.962cm" svg:x="0.762cm" svg:y="10.334cm">
          <draw:text-box>
            <text:p text:style-name="P4">L2-0</text:p>
          </draw:text-box>
        </draw:frame>
        <draw:frame draw:style-name="gr9" draw:text-style-name="P4" draw:layer="layout" svg:width="2.286cm" svg:height="0.962cm" svg:x="12.762cm" svg:y="17.834cm">
          <draw:text-box>
            <text:p text:style-name="P4">MM</text:p>
          </draw:text-box>
        </draw:frame>
        <draw:custom-shape draw:style-name="gr22" draw:text-style-name="P11" draw:layer="Layout" svg:width="1.938cm" svg:height="1.016cm" svg:x="10cm" svg:y="10.35cm">
          <text:p text:style-name="P11"><text:span text:style-name="T5">E → S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369cm" svg:height="0.962cm" svg:x="7.526cm" svg:y="16.826cm">
          <draw:text-box>
            <text:p text:style-name="P4">Owner</text:p>
          </draw:text-box>
        </draw:frame>
        <draw:frame draw:style-name="gr12" draw:text-style-name="P4" draw:layer="layout" svg:width="2.403cm" svg:height="0.962cm" svg:x="7.527cm" svg:y="16.226cm">
          <draw:text-box>
            <text:p text:style-name="P4">Sharer</text:p>
          </draw:text-box>
        </draw:frame>
        <draw:frame draw:style-name="gr12" draw:text-style-name="P4" draw:layer="layout" svg:width="2.369cm" svg:height="0.962cm" svg:x="0.526cm" svg:y="11.826cm">
          <draw:text-box>
            <text:p text:style-name="P4">Owner</text:p>
          </draw:text-box>
        </draw:frame>
        <draw:frame draw:style-name="gr12" draw:text-style-name="P4" draw:layer="layout" svg:width="2.403cm" svg:height="0.962cm" svg:x="0.527cm" svg:y="11.226cm">
          <draw:text-box>
            <text:p text:style-name="P4">Sharer</text:p>
          </draw:text-box>
        </draw:frame>
        <draw:line draw:style-name="gr24" draw:text-style-name="P2" draw:layer="layout" svg:x1="16.51cm" svg:y1="5.334cm" svg:x2="16.51cm" svg:y2="6.85cm">
          <text:p/>
        </draw:line>
        <draw:frame draw:style-name="gr9" draw:text-style-name="P9" draw:layer="layout" svg:width="2.686cm" svg:height="0.962cm" svg:x="13.716cm" svg:y="5.588cm">
          <draw:text-box>
            <text:p text:style-name="P9"><text:span text:style-name="T1">1) Load</text:span></text:p>
          </draw:text-box>
        </draw:frame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 text:style-name="P7"><text:span text:style-name="T2">9) Data from L2-0 to MM (updown finish)</text:span><text:span text:style-name="T2"><text:line-break/></text:span><text:span text:style-name="T2">The peer (requester, or L2-1) is set as a sharer, owner is set to none, and respond to L2-1 is set to Data.</text:span></text:p>
          </draw:text-box>
        </draw:frame>
        <draw:line draw:style-name="gr25" draw:text-style-name="P2" draw:layer="layout" svg:x1="17.272cm" svg:y1="8.128cm" svg:x2="18.796cm" svg:y2="10.16cm">
          <text:p/>
        </draw:line>
        <draw:frame draw:style-name="gr9" draw:text-style-name="P9" draw:layer="layout" svg:width="2.032cm" svg:height="0.962cm" svg:x="15.07cm" svg:y="8.588cm">
          <draw:text-box>
            <text:p text:style-name="P9"><text:span text:style-name="T1">2) Rx</text:span></text:p>
          </draw:text-box>
        </draw:frame>
        <draw:line draw:style-name="gr25" draw:text-style-name="P2" draw:layer="layout" svg:x1="18.812cm" svg:y1="12.954cm" svg:x2="15.796cm" svg:y2="15.16cm">
          <text:p/>
        </draw:line>
        <draw:frame draw:style-name="gr9" draw:text-style-name="P9" draw:layer="layout" svg:width="2.032cm" svg:height="0.962cm" svg:x="15.07cm" svg:y="13.588cm">
          <draw:text-box>
            <text:p text:style-name="P9"><text:span text:style-name="T1">3) Rx</text:span></text:p>
          </draw:text-box>
        </draw:frame>
        <draw:line draw:style-name="gr25" draw:text-style-name="P2" draw:layer="layout" svg:x1="11.755cm" svg:y1="15.235cm" svg:x2="8.854cm" svg:y2="12.88cm">
          <text:p/>
        </draw:line>
        <draw:frame draw:style-name="gr9" draw:text-style-name="P9" draw:layer="layout" svg:width="2.032cm" svg:height="0.962cm" svg:x="8.27cm" svg:y="13.588cm">
          <draw:text-box>
            <text:p text:style-name="P9"><text:span text:style-name="T1">4) Rx</text:span></text:p>
          </draw:text-box>
        </draw:frame>
        <draw:line draw:style-name="gr25" draw:text-style-name="P2" draw:layer="layout" svg:x1="4.757cm" svg:y1="10.234cm" svg:x2="2.656cm" svg:y2="8.382cm">
          <text:p/>
        </draw:line>
        <draw:frame draw:style-name="gr9" draw:text-style-name="P9" draw:layer="layout" svg:width="2.032cm" svg:height="0.962cm" svg:x="1.27cm" svg:y="8.588cm">
          <draw:text-box>
            <text:p text:style-name="P9"><text:span text:style-name="T1">5) Rx</text:span></text:p>
          </draw:text-box>
        </draw:frame>
        <draw:line draw:style-name="gr25" draw:text-style-name="P2" draw:layer="layout" svg:x1="3.659cm" svg:y1="8.379cm" svg:x2="5.754cm" svg:y2="10.238cm">
          <text:p/>
        </draw:line>
        <draw:frame draw:style-name="gr9" draw:text-style-name="P9" draw:layer="layout" svg:width="2.542cm" svg:height="0.962cm" svg:x="4.57cm" svg:y="8.588cm">
          <draw:text-box>
            <text:p text:style-name="P9"><text:span text:style-name="T1">6) Ack</text:span></text:p>
          </draw:text-box>
        </draw:frame>
        <draw:line draw:style-name="gr25" draw:text-style-name="P2" draw:layer="layout" svg:x1="7.533cm" svg:y1="10.209cm" svg:x2="9.68cm" svg:y2="8.41cm">
          <text:p/>
        </draw:line>
        <draw:frame draw:style-name="gr9" draw:text-style-name="P9" draw:layer="layout" svg:width="2.032cm" svg:height="0.962cm" svg:x="6.671cm" svg:y="8.589cm">
          <draw:text-box>
            <text:p text:style-name="P9"><text:span text:style-name="T1">7) Rx</text:span></text:p>
          </draw:text-box>
        </draw:frame>
        <draw:line draw:style-name="gr25" draw:text-style-name="P2" draw:layer="layout" svg:x1="10.682cm" svg:y1="8.414cm" svg:x2="8.529cm" svg:y2="10.205cm">
          <text:p/>
        </draw:line>
        <draw:frame draw:style-name="gr9" draw:text-style-name="P9" draw:layer="layout" svg:width="2.683cm" svg:height="0.962cm" svg:x="10.271cm" svg:y="8.589cm">
          <draw:text-box>
            <text:p text:style-name="P9"><text:span text:style-name="T1">8) Data</text:span></text:p>
          </draw:text-box>
        </draw:frame>
        <draw:line draw:style-name="gr25" draw:text-style-name="P2" draw:layer="layout" svg:x1="9.859cm" svg:y1="12.879cm" svg:x2="12.7cm" svg:y2="15.24cm">
          <text:p/>
        </draw:line>
        <draw:frame draw:style-name="gr9" draw:text-style-name="P9" draw:layer="layout" svg:width="3.108cm" svg:height="0.962cm" svg:x="11.37cm" svg:y="13.588cm">
          <draw:text-box>
            <text:p text:style-name="P9"><text:span text:style-name="T1">9) Data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4" draw:text-style-name="P10" draw:layer="Layout" svg:width="3.556cm" svg:height="1.016cm" svg:x="1.8cm" svg:y="6.85cm">
          <text:p text:style-name="P10"><text:span text:style-name="T1">E → 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56cm" svg:height="1.016cm" svg:x="7.8cm" svg:y="6.85cm">
          <text:p text:style-name="P10"><text:span text:style-name="T1">M → 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2.8cm" svg:y="11.35cm">
          <text:p text:style-name="P3">L1-0<text:tab/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6.4cm" svg:y="11.3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6.4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.556cm" svg:height="0.58cm" svg:x="17.1cm" svg:y="11.35cm">
          <text:p text:style-name="P2"><text:span text:style-name="T5">L1-2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272cm" svg:height="0.58cm" svg:x="10cm" svg:y="16.35cm">
          <text:p text:style-name="P3">L2-0,<text:span text:style-name="T5"> L2-1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0.962cm" svg:x="2.762cm" svg:y="5.834cm">
          <draw:text-box>
            <text:p text:style-name="P4">L1-0</text:p>
          </draw:text-box>
        </draw:frame>
        <draw:frame draw:style-name="gr9" draw:text-style-name="P4" draw:layer="layout" svg:width="2.286cm" svg:height="0.962cm" svg:x="8.762cm" svg:y="5.834cm">
          <draw:text-box>
            <text:p text:style-name="P4">L1-1</text:p>
          </draw:text-box>
        </draw:frame>
        <draw:frame draw:style-name="gr9" draw:text-style-name="P4" draw:layer="layout" svg:width="2.286cm" svg:height="0.962cm" svg:x="16.662cm" svg:y="5.834cm">
          <draw:text-box>
            <text:p text:style-name="P4">L1-2</text:p>
          </draw:text-box>
        </draw:frame>
        <draw:frame draw:style-name="gr9" draw:text-style-name="P4" draw:layer="layout" svg:width="2.286cm" svg:height="0.962cm" svg:x="22.662cm" svg:y="5.834cm">
          <draw:text-box>
            <text:p text:style-name="P4">L1-3</text:p>
          </draw:text-box>
        </draw:frame>
        <draw:frame draw:style-name="gr9" draw:text-style-name="P4" draw:layer="layout" svg:width="2.286cm" svg:height="0.962cm" svg:x="15.262cm" svg:y="10.834cm">
          <draw:text-box>
            <text:p text:style-name="P4">L2-1</text:p>
          </draw:text-box>
        </draw:frame>
        <draw:frame draw:style-name="gr9" draw:text-style-name="P4" draw:layer="layout" svg:width="2.286cm" svg:height="0.962cm" svg:x="0.762cm" svg:y="10.334cm">
          <draw:text-box>
            <text:p text:style-name="P4">L2-0</text:p>
          </draw:text-box>
        </draw:frame>
        <draw:frame draw:style-name="gr9" draw:text-style-name="P4" draw:layer="layout" svg:width="2.286cm" svg:height="0.962cm" svg:x="12.762cm" svg:y="17.834cm">
          <draw:text-box>
            <text:p text:style-name="P4">MM</text:p>
          </draw:text-box>
        </draw:frame>
        <draw:custom-shape draw:style-name="gr22" draw:text-style-name="P11" draw:layer="Layout" svg:width="1.938cm" svg:height="1.016cm" svg:x="10cm" svg:y="10.35cm">
          <text:p text:style-name="P11"><text:span text:style-name="T5">E → S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684cm" svg:height="1.016cm" svg:x="24.3cm" svg:y="10.35cm">
          <text:p text:style-name="P2"><text:span text:style-name="T5">I → 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369cm" svg:height="0.962cm" svg:x="7.526cm" svg:y="16.826cm">
          <draw:text-box>
            <text:p text:style-name="P4">Owner</text:p>
          </draw:text-box>
        </draw:frame>
        <draw:frame draw:style-name="gr12" draw:text-style-name="P4" draw:layer="layout" svg:width="2.403cm" svg:height="0.962cm" svg:x="7.527cm" svg:y="16.226cm">
          <draw:text-box>
            <text:p text:style-name="P4">Sharer</text:p>
          </draw:text-box>
        </draw:frame>
        <draw:frame draw:style-name="gr12" draw:text-style-name="P4" draw:layer="layout" svg:width="2.369cm" svg:height="0.962cm" svg:x="0.526cm" svg:y="11.826cm">
          <draw:text-box>
            <text:p text:style-name="P4">Owner</text:p>
          </draw:text-box>
        </draw:frame>
        <draw:frame draw:style-name="gr12" draw:text-style-name="P4" draw:layer="layout" svg:width="2.403cm" svg:height="0.962cm" svg:x="0.527cm" svg:y="11.226cm">
          <draw:text-box>
            <text:p text:style-name="P4">Sharer</text:p>
          </draw:text-box>
        </draw:frame>
        <draw:line draw:style-name="gr24" draw:text-style-name="P2" draw:layer="layout" svg:x1="16.51cm" svg:y1="5.334cm" svg:x2="16.51cm" svg:y2="6.85cm">
          <text:p/>
        </draw:line>
        <draw:frame draw:style-name="gr9" draw:text-style-name="P9" draw:layer="layout" svg:width="2.686cm" svg:height="0.962cm" svg:x="13.716cm" svg:y="5.588cm">
          <draw:text-box>
            <text:p text:style-name="P9"><text:span text:style-name="T1">1) Load</text:span></text:p>
          </draw:text-box>
        </draw:frame>
        <draw:frame presentation:style-name="pr1" draw:text-style-name="P8" draw:layer="layout" svg:width="25.199cm" svg:height="3.813cm" svg:x="1.401cm" svg:y="0.684cm" presentation:class="title" presentation:user-transformed="true">
          <draw:text-box>
            <text:p text:style-name="P7"><text:span text:style-name="T2">10) Data from MM to L2-1 (updown miss)</text:span><text:span text:style-name="T2"><text:line-break/></text:span><text:span text:style-name="T2">The state is set to S (since shared was true), the requester (L1-2) is set as a sharer of the subblock, and response is set to Data. Ret.shared = true</text:span></text:p>
          </draw:text-box>
        </draw:frame>
        <draw:line draw:style-name="gr25" draw:text-style-name="P2" draw:layer="layout" svg:x1="17.272cm" svg:y1="8.128cm" svg:x2="18.796cm" svg:y2="10.16cm">
          <text:p/>
        </draw:line>
        <draw:frame draw:style-name="gr9" draw:text-style-name="P9" draw:layer="layout" svg:width="2.032cm" svg:height="0.962cm" svg:x="15.07cm" svg:y="8.588cm">
          <draw:text-box>
            <text:p text:style-name="P9"><text:span text:style-name="T1">2) Rx</text:span></text:p>
          </draw:text-box>
        </draw:frame>
        <draw:line draw:style-name="gr25" draw:text-style-name="P2" draw:layer="layout" svg:x1="18.812cm" svg:y1="12.954cm" svg:x2="15.796cm" svg:y2="15.16cm">
          <text:p/>
        </draw:line>
        <draw:frame draw:style-name="gr9" draw:text-style-name="P9" draw:layer="layout" svg:width="2.032cm" svg:height="0.962cm" svg:x="15.07cm" svg:y="13.588cm">
          <draw:text-box>
            <text:p text:style-name="P9"><text:span text:style-name="T1">3) Rx</text:span></text:p>
          </draw:text-box>
        </draw:frame>
        <draw:line draw:style-name="gr25" draw:text-style-name="P2" draw:layer="layout" svg:x1="11.755cm" svg:y1="15.235cm" svg:x2="8.854cm" svg:y2="12.88cm">
          <text:p/>
        </draw:line>
        <draw:frame draw:style-name="gr9" draw:text-style-name="P9" draw:layer="layout" svg:width="2.032cm" svg:height="0.962cm" svg:x="8.27cm" svg:y="13.588cm">
          <draw:text-box>
            <text:p text:style-name="P9"><text:span text:style-name="T1">4) Rx</text:span></text:p>
          </draw:text-box>
        </draw:frame>
        <draw:line draw:style-name="gr25" draw:text-style-name="P2" draw:layer="layout" svg:x1="4.757cm" svg:y1="10.234cm" svg:x2="2.656cm" svg:y2="8.382cm">
          <text:p/>
        </draw:line>
        <draw:frame draw:style-name="gr9" draw:text-style-name="P9" draw:layer="layout" svg:width="2.032cm" svg:height="0.962cm" svg:x="1.27cm" svg:y="8.588cm">
          <draw:text-box>
            <text:p text:style-name="P9"><text:span text:style-name="T1">5) Rx</text:span></text:p>
          </draw:text-box>
        </draw:frame>
        <draw:line draw:style-name="gr25" draw:text-style-name="P2" draw:layer="layout" svg:x1="3.659cm" svg:y1="8.379cm" svg:x2="5.754cm" svg:y2="10.238cm">
          <text:p/>
        </draw:line>
        <draw:frame draw:style-name="gr9" draw:text-style-name="P9" draw:layer="layout" svg:width="2.542cm" svg:height="0.962cm" svg:x="4.57cm" svg:y="8.588cm">
          <draw:text-box>
            <text:p text:style-name="P9"><text:span text:style-name="T1">6) Ack</text:span></text:p>
          </draw:text-box>
        </draw:frame>
        <draw:line draw:style-name="gr25" draw:text-style-name="P2" draw:layer="layout" svg:x1="7.533cm" svg:y1="10.209cm" svg:x2="9.68cm" svg:y2="8.41cm">
          <text:p/>
        </draw:line>
        <draw:frame draw:style-name="gr9" draw:text-style-name="P9" draw:layer="layout" svg:width="2.032cm" svg:height="0.962cm" svg:x="6.671cm" svg:y="8.589cm">
          <draw:text-box>
            <text:p text:style-name="P9"><text:span text:style-name="T1">7) Rx</text:span></text:p>
          </draw:text-box>
        </draw:frame>
        <draw:line draw:style-name="gr25" draw:text-style-name="P2" draw:layer="layout" svg:x1="10.682cm" svg:y1="8.414cm" svg:x2="8.529cm" svg:y2="10.205cm">
          <text:p/>
        </draw:line>
        <draw:frame draw:style-name="gr9" draw:text-style-name="P9" draw:layer="layout" svg:width="2.683cm" svg:height="0.962cm" svg:x="10.271cm" svg:y="8.589cm">
          <draw:text-box>
            <text:p text:style-name="P9"><text:span text:style-name="T1">8) Data</text:span></text:p>
          </draw:text-box>
        </draw:frame>
        <draw:line draw:style-name="gr25" draw:text-style-name="P2" draw:layer="layout" svg:x1="9.859cm" svg:y1="12.879cm" svg:x2="12.7cm" svg:y2="15.24cm">
          <text:p/>
        </draw:line>
        <draw:frame draw:style-name="gr9" draw:text-style-name="P9" draw:layer="layout" svg:width="3.108cm" svg:height="0.962cm" svg:x="18.77cm" svg:y="13.588cm">
          <draw:text-box>
            <text:p text:style-name="P9"><text:span text:style-name="T1">10) Data</text:span></text:p>
          </draw:text-box>
        </draw:frame>
        <draw:line draw:style-name="gr25" draw:text-style-name="P2" draw:layer="layout" svg:x1="16.798cm" svg:y1="15.161cm" svg:x2="19.813cm" svg:y2="12.953cm">
          <text:p/>
        </draw:line>
        <draw:frame draw:style-name="gr9" draw:text-style-name="P9" draw:layer="layout" svg:width="3.108cm" svg:height="0.962cm" svg:x="11.77cm" svg:y="13.588cm">
          <draw:text-box>
            <text:p text:style-name="P9"><text:span text:style-name="T1">9) Data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4" draw:text-style-name="P10" draw:layer="Layout" svg:width="3.556cm" svg:height="1.016cm" svg:x="1.8cm" svg:y="6.85cm">
          <text:p text:style-name="P10"><text:span text:style-name="T1">E → 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56cm" svg:height="1.016cm" svg:x="7.8cm" svg:y="6.85cm">
          <text:p text:style-name="P10"><text:span text:style-name="T1">M → 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556cm" svg:height="1.016cm" svg:x="15.8cm" svg:y="6.85cm">
          <text:p text:style-name="P2"><text:span text:style-name="T5">I → 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2.8cm" svg:y="11.35cm">
          <text:p text:style-name="P3">L1-0<text:tab/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56cm" svg:height="0.58cm" svg:x="6.4cm" svg:y="11.35cm">
          <text:p text:style-name="P3">L1-1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56cm" svg:height="0.58cm" svg:x="6.4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556cm" svg:height="0.58cm" svg:x="17.1cm" svg:y="11.35cm">
          <text:p text:style-name="P3"><text:span text:style-name="T5">L1-2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272cm" svg:height="0.58cm" svg:x="10cm" svg:y="16.35cm">
          <text:p text:style-name="P3">L2-0,<text:span text:style-name="T5"> L2-1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0.962cm" svg:x="2.762cm" svg:y="5.834cm">
          <draw:text-box>
            <text:p text:style-name="P4">L1-0</text:p>
          </draw:text-box>
        </draw:frame>
        <draw:frame draw:style-name="gr9" draw:text-style-name="P4" draw:layer="layout" svg:width="2.286cm" svg:height="0.962cm" svg:x="8.762cm" svg:y="5.834cm">
          <draw:text-box>
            <text:p text:style-name="P4">L1-1</text:p>
          </draw:text-box>
        </draw:frame>
        <draw:frame draw:style-name="gr9" draw:text-style-name="P4" draw:layer="layout" svg:width="2.286cm" svg:height="0.962cm" svg:x="16.662cm" svg:y="5.834cm">
          <draw:text-box>
            <text:p text:style-name="P4">L1-2</text:p>
          </draw:text-box>
        </draw:frame>
        <draw:frame draw:style-name="gr9" draw:text-style-name="P4" draw:layer="layout" svg:width="2.286cm" svg:height="0.962cm" svg:x="22.662cm" svg:y="5.834cm">
          <draw:text-box>
            <text:p text:style-name="P4">L1-3</text:p>
          </draw:text-box>
        </draw:frame>
        <draw:frame draw:style-name="gr9" draw:text-style-name="P4" draw:layer="layout" svg:width="2.286cm" svg:height="0.962cm" svg:x="15.262cm" svg:y="10.834cm">
          <draw:text-box>
            <text:p text:style-name="P4">L2-1</text:p>
          </draw:text-box>
        </draw:frame>
        <draw:frame draw:style-name="gr9" draw:text-style-name="P4" draw:layer="layout" svg:width="2.286cm" svg:height="0.962cm" svg:x="0.762cm" svg:y="10.334cm">
          <draw:text-box>
            <text:p text:style-name="P4">L2-0</text:p>
          </draw:text-box>
        </draw:frame>
        <draw:frame draw:style-name="gr9" draw:text-style-name="P4" draw:layer="layout" svg:width="2.286cm" svg:height="0.962cm" svg:x="12.762cm" svg:y="17.834cm">
          <draw:text-box>
            <text:p text:style-name="P4">MM</text:p>
          </draw:text-box>
        </draw:frame>
        <draw:custom-shape draw:style-name="gr22" draw:text-style-name="P11" draw:layer="Layout" svg:width="1.938cm" svg:height="1.016cm" svg:x="10cm" svg:y="10.35cm">
          <text:p text:style-name="P11"><text:span text:style-name="T5">E → S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.684cm" svg:height="1.016cm" svg:x="24.3cm" svg:y="10.35cm">
          <text:p text:style-name="P3"><text:span text:style-name="T5">I → 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369cm" svg:height="0.962cm" svg:x="7.526cm" svg:y="16.826cm">
          <draw:text-box>
            <text:p text:style-name="P4">Owner</text:p>
          </draw:text-box>
        </draw:frame>
        <draw:frame draw:style-name="gr12" draw:text-style-name="P4" draw:layer="layout" svg:width="2.403cm" svg:height="0.962cm" svg:x="7.527cm" svg:y="16.226cm">
          <draw:text-box>
            <text:p text:style-name="P4">Sharer</text:p>
          </draw:text-box>
        </draw:frame>
        <draw:frame draw:style-name="gr12" draw:text-style-name="P4" draw:layer="layout" svg:width="2.369cm" svg:height="0.962cm" svg:x="0.526cm" svg:y="11.826cm">
          <draw:text-box>
            <text:p text:style-name="P4">Owner</text:p>
          </draw:text-box>
        </draw:frame>
        <draw:frame draw:style-name="gr12" draw:text-style-name="P4" draw:layer="layout" svg:width="2.403cm" svg:height="0.962cm" svg:x="0.527cm" svg:y="11.226cm">
          <draw:text-box>
            <text:p text:style-name="P4">Sharer</text:p>
          </draw:text-box>
        </draw:frame>
        <draw:line draw:style-name="gr24" draw:text-style-name="P2" draw:layer="layout" svg:x1="16.51cm" svg:y1="5.334cm" svg:x2="16.51cm" svg:y2="6.85cm">
          <text:p/>
        </draw:line>
        <draw:frame draw:style-name="gr9" draw:text-style-name="P9" draw:layer="layout" svg:width="2.686cm" svg:height="0.962cm" svg:x="13.716cm" svg:y="5.588cm">
          <draw:text-box>
            <text:p text:style-name="P9"><text:span text:style-name="T1">1) Load</text:span></text:p>
          </draw:text-box>
        </draw:frame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 text:style-name="P7"><text:span text:style-name="T2">11) Data from L2-1 to L1-2 (updown miss)</text:span><text:span text:style-name="T2"><text:line-break/></text:span><text:span text:style-name="T2">The state is set to S, the requester is NULL (set in Load). Ret.Shared was true so the state goes to S</text:span></text:p>
          </draw:text-box>
        </draw:frame>
        <draw:line draw:style-name="gr25" draw:text-style-name="P2" draw:layer="layout" svg:x1="17.272cm" svg:y1="8.128cm" svg:x2="18.796cm" svg:y2="10.16cm">
          <text:p/>
        </draw:line>
        <draw:frame draw:style-name="gr9" draw:text-style-name="P9" draw:layer="layout" svg:width="2.032cm" svg:height="0.962cm" svg:x="15.07cm" svg:y="8.588cm">
          <draw:text-box>
            <text:p text:style-name="P9"><text:span text:style-name="T1">2) Rx</text:span></text:p>
          </draw:text-box>
        </draw:frame>
        <draw:line draw:style-name="gr25" draw:text-style-name="P2" draw:layer="layout" svg:x1="18.812cm" svg:y1="12.954cm" svg:x2="15.796cm" svg:y2="15.16cm">
          <text:p/>
        </draw:line>
        <draw:frame draw:style-name="gr9" draw:text-style-name="P9" draw:layer="layout" svg:width="2.032cm" svg:height="0.962cm" svg:x="15.07cm" svg:y="13.588cm">
          <draw:text-box>
            <text:p text:style-name="P9"><text:span text:style-name="T1">3) Rx</text:span></text:p>
          </draw:text-box>
        </draw:frame>
        <draw:line draw:style-name="gr25" draw:text-style-name="P2" draw:layer="layout" svg:x1="11.755cm" svg:y1="15.235cm" svg:x2="8.854cm" svg:y2="12.88cm">
          <text:p/>
        </draw:line>
        <draw:frame draw:style-name="gr9" draw:text-style-name="P9" draw:layer="layout" svg:width="2.032cm" svg:height="0.962cm" svg:x="8.27cm" svg:y="13.588cm">
          <draw:text-box>
            <text:p text:style-name="P9"><text:span text:style-name="T1">4) Rx</text:span></text:p>
          </draw:text-box>
        </draw:frame>
        <draw:line draw:style-name="gr25" draw:text-style-name="P2" draw:layer="layout" svg:x1="4.757cm" svg:y1="10.234cm" svg:x2="2.656cm" svg:y2="8.382cm">
          <text:p/>
        </draw:line>
        <draw:frame draw:style-name="gr9" draw:text-style-name="P9" draw:layer="layout" svg:width="2.032cm" svg:height="0.962cm" svg:x="1.27cm" svg:y="8.588cm">
          <draw:text-box>
            <text:p text:style-name="P9"><text:span text:style-name="T1">5) Rx</text:span></text:p>
          </draw:text-box>
        </draw:frame>
        <draw:line draw:style-name="gr25" draw:text-style-name="P2" draw:layer="layout" svg:x1="3.659cm" svg:y1="8.379cm" svg:x2="5.754cm" svg:y2="10.238cm">
          <text:p/>
        </draw:line>
        <draw:frame draw:style-name="gr9" draw:text-style-name="P9" draw:layer="layout" svg:width="2.542cm" svg:height="0.962cm" svg:x="4.57cm" svg:y="8.588cm">
          <draw:text-box>
            <text:p text:style-name="P9"><text:span text:style-name="T1">6) Ack</text:span></text:p>
          </draw:text-box>
        </draw:frame>
        <draw:line draw:style-name="gr25" draw:text-style-name="P2" draw:layer="layout" svg:x1="7.533cm" svg:y1="10.209cm" svg:x2="9.68cm" svg:y2="8.41cm">
          <text:p/>
        </draw:line>
        <draw:frame draw:style-name="gr9" draw:text-style-name="P9" draw:layer="layout" svg:width="2.032cm" svg:height="0.962cm" svg:x="6.671cm" svg:y="8.589cm">
          <draw:text-box>
            <text:p text:style-name="P9"><text:span text:style-name="T1">7) Rx</text:span></text:p>
          </draw:text-box>
        </draw:frame>
        <draw:line draw:style-name="gr25" draw:text-style-name="P2" draw:layer="layout" svg:x1="10.682cm" svg:y1="8.414cm" svg:x2="8.529cm" svg:y2="10.205cm">
          <text:p/>
        </draw:line>
        <draw:frame draw:style-name="gr9" draw:text-style-name="P9" draw:layer="layout" svg:width="2.683cm" svg:height="0.962cm" svg:x="10.271cm" svg:y="8.589cm">
          <draw:text-box>
            <text:p text:style-name="P9"><text:span text:style-name="T1">8) Data</text:span></text:p>
          </draw:text-box>
        </draw:frame>
        <draw:line draw:style-name="gr25" draw:text-style-name="P2" draw:layer="layout" svg:x1="9.859cm" svg:y1="12.879cm" svg:x2="12.7cm" svg:y2="15.24cm">
          <text:p/>
        </draw:line>
        <draw:frame draw:style-name="gr9" draw:text-style-name="P9" draw:layer="layout" svg:width="3.108cm" svg:height="0.962cm" svg:x="18.77cm" svg:y="13.588cm">
          <draw:text-box>
            <text:p text:style-name="P9"><text:span text:style-name="T1">10) Data</text:span></text:p>
          </draw:text-box>
        </draw:frame>
        <draw:line draw:style-name="gr25" draw:text-style-name="P2" draw:layer="layout" svg:x1="16.798cm" svg:y1="15.161cm" svg:x2="19.813cm" svg:y2="12.953cm">
          <text:p/>
        </draw:line>
        <draw:frame draw:style-name="gr9" draw:text-style-name="P9" draw:layer="layout" svg:width="3.108cm" svg:height="0.962cm" svg:x="11.77cm" svg:y="13.588cm">
          <draw:text-box>
            <text:p text:style-name="P9"><text:span text:style-name="T1">9) Data</text:span></text:p>
          </draw:text-box>
        </draw:frame>
        <draw:line draw:style-name="gr25" draw:text-style-name="P2" draw:layer="layout" svg:x1="19.304cm" svg:y1="9.96cm" svg:x2="17.911cm" svg:y2="8.064cm">
          <text:p/>
        </draw:line>
        <draw:frame draw:style-name="gr9" draw:text-style-name="P9" draw:layer="layout" svg:width="3.108cm" svg:height="0.962cm" svg:x="18.67cm" svg:y="8.488cm">
          <draw:text-box>
            <text:p text:style-name="P9"><text:span text:style-name="T1">11) Data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5:33:34.877056352</meta:creation-date>
    <dc:date>2016-03-22T19:22:28.031985185</dc:date>
    <meta:editing-duration>P1DT3H40M19S</meta:editing-duration>
    <meta:editing-cycles>40</meta:editing-cycles>
    <meta:generator>LibreOffice/4.2.8.2$Linux_X86_64 LibreOffice_project/420m0$Build-2</meta:generator>
    <meta:document-statistic meta:object-count="638"/>
  </office:meta>
</office:document-meta>
</file>